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57cm"/>
    </style:style>
    <style:style style:name="co2" style:family="table-column">
      <style:table-column-properties fo:break-before="auto" style:column-width="0.697cm"/>
    </style:style>
    <style:style style:name="co3" style:family="table-column">
      <style:table-column-properties fo:break-before="auto" style:column-width="2.798cm"/>
    </style:style>
    <style:style style:name="co4" style:family="table-column">
      <style:table-column-properties fo:break-before="auto" style:column-width="4.621cm"/>
    </style:style>
    <style:style style:name="co5" style:family="table-column">
      <style:table-column-properties fo:break-before="auto" style:column-width="2.189cm"/>
    </style:style>
    <style:style style:name="co6" style:family="table-column">
      <style:table-column-properties fo:break-before="auto" style:column-width="2.549cm"/>
    </style:style>
    <style:style style:name="co7" style:family="table-column">
      <style:table-column-properties fo:break-before="auto" style:column-width="2.963cm"/>
    </style:style>
    <style:style style:name="co8" style:family="table-column">
      <style:table-column-properties fo:break-before="auto" style:column-width="2.625cm"/>
    </style:style>
    <style:style style:name="co9" style:family="table-column">
      <style:table-column-properties fo:break-before="auto" style:column-width="2.3cm"/>
    </style:style>
    <style:style style:name="co10" style:family="table-column">
      <style:table-column-properties fo:break-before="auto" style:column-width="3.184cm"/>
    </style:style>
    <style:style style:name="co11" style:family="table-column">
      <style:table-column-properties fo:break-before="auto" style:column-width="3.544cm"/>
    </style:style>
    <style:style style:name="co12" style:family="table-column">
      <style:table-column-properties fo:break-before="auto" style:column-width="3.433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Experimento E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6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6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row table:style-name="ro1"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K</text:p>
          </table:table-cell>
          <table:table-cell table:style-name="ce1" office:value-type="string" calcext:value-type="string">
            <text:p>L</text:p>
          </table:table-cell>
          <table:table-cell table:style-name="ce1" office:value-type="string" calcext:value-type="string">
            <text:p>Grafo Original</text:p>
          </table:table-cell>
          <table:table-cell table:style-name="ce1" office:value-type="string" calcext:value-type="string">
            <text:p>Conectividade Algebrica</text:p>
          </table:table-cell>
          <table:table-cell table:style-name="ce1" office:value-type="string" calcext:value-type="string">
            <text:p>Aresta Efb1</text:p>
          </table:table-cell>
          <table:table-cell table:style-name="ce1" office:value-type="string" calcext:value-type="string">
            <text:p>G + Efb1</text:p>
          </table:table-cell>
          <table:table-cell table:style-name="ce1" office:value-type="string" calcext:value-type="string">
            <text:p>Aresta Efb2</text:p>
          </table:table-cell>
          <table:table-cell table:style-name="ce1" office:value-type="string" calcext:value-type="string">
            <text:p>G + Efb1 + Efb2</text:p>
          </table:table-cell>
          <table:table-cell table:style-name="ce1" office:value-type="string" calcext:value-type="string">
            <text:p>Arestas Efb*</text:p>
          </table:table-cell>
          <table:table-cell table:style-name="ce1" office:value-type="string" calcext:value-type="string">
            <text:p>G + Efb*</text:p>
          </table:table-cell>
          <table:table-cell table:style-name="ce1" office:value-type="string" calcext:value-type="string">
            <text:p>Aresta Ehp1</text:p>
          </table:table-cell>
          <table:table-cell table:style-name="ce1" office:value-type="string" calcext:value-type="string">
            <text:p>G + Ehp1</text:p>
          </table:table-cell>
          <table:table-cell table:style-name="ce1" office:value-type="string" calcext:value-type="string">
            <text:p>Aresta Ehp2</text:p>
          </table:table-cell>
          <table:table-cell table:style-name="ce1" office:value-type="string" calcext:value-type="string">
            <text:p>G + Ehp1 + Ehp2</text:p>
          </table:table-cell>
          <table:table-cell table:style-name="ce1" office:value-type="string" calcext:value-type="string">
            <text:p>Aresta Ehe1</text:p>
          </table:table-cell>
          <table:table-cell table:style-name="ce1" office:value-type="string" calcext:value-type="string">
            <text:p>G + Ehe1</text:p>
          </table:table-cell>
          <table:table-cell table:style-name="ce1" office:value-type="string" calcext:value-type="string">
            <text:p>Aresta Ehe2</text:p>
          </table:table-cell>
          <table:table-cell table:style-name="ce1" office:value-type="string" calcext:value-type="string">
            <text:p>G + Ehe1 + Ehe2</text:p>
          </table:table-cell>
          <table:table-cell table:style-name="ce1" office:value-type="string" calcext:value-type="string">
            <text:p>Melhor Heurístic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(4, 3, 1)</text:p>
          </table:table-cell>
          <table:table-cell office:value-type="float" office:value="0.585786437627" calcext:value-type="float">
            <text:p>0,5857864376</text:p>
          </table:table-cell>
          <table:table-cell office:value-type="string" calcext:value-type="string">
            <text:p>(1, 4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1, 3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(1, 3), (1, 4)]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1, 4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2, 4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1, 3)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Grafo nao suportado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(5, 3, 1)</text:p>
          </table:table-cell>
          <table:table-cell office:value-type="float" office:value="0.518805695908" calcext:value-type="float">
            <text:p>0,5188056959</text:p>
          </table:table-cell>
          <table:table-cell office:value-type="string" calcext:value-type="string">
            <text:p>(1, 3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1, 4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(1, 4), (1, 5)]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1, 4)</text:p>
          </table:table-cell>
          <table:table-cell office:value-type="float" office:value="0.829913513374" calcext:value-type="float">
            <text:p>0,8299135134</text:p>
          </table:table-cell>
          <table:table-cell office:value-type="string" calcext:value-type="string">
            <text:p>(1, 5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1, 3)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Grafo nao suportado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(6, 3, 1)</text:p>
          </table:table-cell>
          <table:table-cell office:value-type="float" office:value="0.485863070665" calcext:value-type="float">
            <text:p>0,4858630707</text:p>
          </table:table-cell>
          <table:table-cell office:value-type="string" calcext:value-type="string">
            <text:p>(1, 3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1, 4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(1, 3), (1, 4)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1, 4)</text:p>
          </table:table-cell>
          <table:table-cell office:value-type="float" office:value="0.7639320225" calcext:value-type="float">
            <text:p>0,7639320225</text:p>
          </table:table-cell>
          <table:table-cell office:value-type="string" calcext:value-type="string">
            <text:p>(1, 5)</text:p>
          </table:table-cell>
          <table:table-cell office:value-type="float" office:value="0.913869802349" calcext:value-type="float">
            <text:p>0,9138698023</text:p>
          </table:table-cell>
          <table:table-cell office:value-type="string" calcext:value-type="string">
            <text:p>(1, 3)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Grafo nao suportado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T(6, 3, 2)</text:p>
          </table:table-cell>
          <table:table-cell office:value-type="float" office:value="0.438447187191" calcext:value-type="float">
            <text:p>0,4384471872</text:p>
          </table:table-cell>
          <table:table-cell office:value-type="string" calcext:value-type="string">
            <text:p>(1, 5)</text:p>
          </table:table-cell>
          <table:table-cell office:value-type="float" office:value="0.657076917223" calcext:value-type="float">
            <text:p>0,6570769172</text:p>
          </table:table-cell>
          <table:table-cell office:value-type="string" calcext:value-type="string">
            <text:p>(2, 6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(1, 4), (2, 4)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1, 5)</text:p>
          </table:table-cell>
          <table:table-cell office:value-type="float" office:value="0.657076917223" calcext:value-type="float">
            <text:p>0,6570769172</text:p>
          </table:table-cell>
          <table:table-cell office:value-type="string" calcext:value-type="string">
            <text:p>(2, 6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1, 4)</text:p>
          </table:table-cell>
          <table:table-cell office:value-type="float" office:value="0.631350628113" calcext:value-type="float">
            <text:p>0,6313506281</text:p>
          </table:table-cell>
          <table:table-cell office:value-type="string" calcext:value-type="string">
            <text:p>(2, 4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GUAI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(7, 3, 1)</text:p>
          </table:table-cell>
          <table:table-cell office:value-type="float" office:value="0.465929803277" calcext:value-type="float">
            <text:p>0,4659298033</text:p>
          </table:table-cell>
          <table:table-cell office:value-type="string" calcext:value-type="string">
            <text:p>(1, 3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1, 4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(1, 3), (1, 4)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1, 4)</text:p>
          </table:table-cell>
          <table:table-cell office:value-type="float" office:value="0.726927136932" calcext:value-type="float">
            <text:p>0,7269271369</text:p>
          </table:table-cell>
          <table:table-cell office:value-type="string" calcext:value-type="string">
            <text:p>(1, 5)</text:p>
          </table:table-cell>
          <table:table-cell office:value-type="float" office:value="0.86736250642" calcext:value-type="float">
            <text:p>0,8673625064</text:p>
          </table:table-cell>
          <table:table-cell office:value-type="string" calcext:value-type="string">
            <text:p>(1, 3)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Grafo nao suportado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(7, 3, 2)</text:p>
          </table:table-cell>
          <table:table-cell office:value-type="float" office:value="0.398320868117" calcext:value-type="float">
            <text:p>0,3983208681</text:p>
          </table:table-cell>
          <table:table-cell office:value-type="string" calcext:value-type="string">
            <text:p>(1, 4)</text:p>
          </table:table-cell>
          <table:table-cell office:value-type="float" office:value="0.596146870568" calcext:value-type="float">
            <text:p>0,5961468706</text:p>
          </table:table-cell>
          <table:table-cell office:value-type="string" calcext:value-type="string">
            <text:p>(2, 4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(1, 4), (2, 4)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1, 5)</text:p>
          </table:table-cell>
          <table:table-cell office:value-type="float" office:value="0.585786437627" calcext:value-type="float">
            <text:p>0,5857864376</text:p>
          </table:table-cell>
          <table:table-cell office:value-type="string" calcext:value-type="string">
            <text:p>(2, 6)</text:p>
          </table:table-cell>
          <table:table-cell office:value-type="float" office:value="0.84579349264" calcext:value-type="float">
            <text:p>0,8457934926</text:p>
          </table:table-cell>
          <table:table-cell office:value-type="string" calcext:value-type="string">
            <text:p>(1, 4)</text:p>
          </table:table-cell>
          <table:table-cell office:value-type="float" office:value="0.596146870568" calcext:value-type="float">
            <text:p>0,5961468706</text:p>
          </table:table-cell>
          <table:table-cell office:value-type="string" calcext:value-type="string">
            <text:p>(2, 4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(8, 3, 1)</text:p>
          </table:table-cell>
          <table:table-cell office:value-type="float" office:value="0.452493386835" calcext:value-type="float">
            <text:p>0,4524933868</text:p>
          </table:table-cell>
          <table:table-cell office:value-type="string" calcext:value-type="string">
            <text:p>(1, 3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1, 4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(1, 3), (1, 4)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1, 4)</text:p>
          </table:table-cell>
          <table:table-cell office:value-type="float" office:value="0.702929455637" calcext:value-type="float">
            <text:p>0,7029294556</text:p>
          </table:table-cell>
          <table:table-cell office:value-type="string" calcext:value-type="string">
            <text:p>(1, 5)</text:p>
          </table:table-cell>
          <table:table-cell office:value-type="float" office:value="0.837722339832" calcext:value-type="float">
            <text:p>0,8377223398</text:p>
          </table:table-cell>
          <table:table-cell office:value-type="string" calcext:value-type="string">
            <text:p>(1, 3)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Grafo nao suportado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(8, 3, 2)</text:p>
          </table:table-cell>
          <table:table-cell office:value-type="float" office:value="0.373801931473" calcext:value-type="float">
            <text:p>0,3738019315</text:p>
          </table:table-cell>
          <table:table-cell office:value-type="string" calcext:value-type="string">
            <text:p>(1, 4)</text:p>
          </table:table-cell>
          <table:table-cell office:value-type="float" office:value="0.573770365336" calcext:value-type="float">
            <text:p>0,5737703653</text:p>
          </table:table-cell>
          <table:table-cell office:value-type="string" calcext:value-type="string">
            <text:p>(2, 4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(1, 4), (2, 4)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1, 5)</text:p>
          </table:table-cell>
          <table:table-cell office:value-type="float" office:value="0.544865987479" calcext:value-type="float">
            <text:p>0,5448659875</text:p>
          </table:table-cell>
          <table:table-cell office:value-type="string" calcext:value-type="string">
            <text:p>(2, 6)</text:p>
          </table:table-cell>
          <table:table-cell office:value-type="float" office:value="0.771532756025" calcext:value-type="float">
            <text:p>0,771532756</text:p>
          </table:table-cell>
          <table:table-cell office:value-type="string" calcext:value-type="string">
            <text:p>(1, 4)</text:p>
          </table:table-cell>
          <table:table-cell office:value-type="float" office:value="0.573770365336" calcext:value-type="float">
            <text:p>0,5737703653</text:p>
          </table:table-cell>
          <table:table-cell office:value-type="string" calcext:value-type="string">
            <text:p>(2, 4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T(8, 3, 3)</text:p>
          </table:table-cell>
          <table:table-cell office:value-type="float" office:value="0.354248688935" calcext:value-type="float">
            <text:p>0,3542486889</text:p>
          </table:table-cell>
          <table:table-cell office:value-type="string" calcext:value-type="string">
            <text:p>(1, 6)</text:p>
          </table:table-cell>
          <table:table-cell office:value-type="float" office:value="0.51071142819" calcext:value-type="float">
            <text:p>0,5107114282</text:p>
          </table:table-cell>
          <table:table-cell office:value-type="string" calcext:value-type="string">
            <text:p>(2, 7)</text:p>
          </table:table-cell>
          <table:table-cell office:value-type="float" office:value="0.707598414775379" calcext:value-type="float">
            <text:p>0,7075984148</text:p>
          </table:table-cell>
          <table:table-cell office:value-type="string" calcext:value-type="string">
            <text:p>[(1, 6), (2, 7)]</text:p>
          </table:table-cell>
          <table:table-cell office:value-type="float" office:value="0.707598414775" calcext:value-type="float">
            <text:p>0,7075984148</text:p>
          </table:table-cell>
          <table:table-cell office:value-type="string" calcext:value-type="string">
            <text:p>(1, 6)</text:p>
          </table:table-cell>
          <table:table-cell office:value-type="float" office:value="0.51071142819" calcext:value-type="float">
            <text:p>0,5107114282</text:p>
          </table:table-cell>
          <table:table-cell office:value-type="string" calcext:value-type="string">
            <text:p>(2, 7)</text:p>
          </table:table-cell>
          <table:table-cell office:value-type="float" office:value="0.707598414775" calcext:value-type="float">
            <text:p>0,7075984148</text:p>
          </table:table-cell>
          <table:table-cell office:value-type="string" calcext:value-type="string">
            <text:p>(1, 5)</text:p>
          </table:table-cell>
          <table:table-cell office:value-type="float" office:value="0.506942505128" calcext:value-type="float">
            <text:p>0,5069425051</text:p>
          </table:table-cell>
          <table:table-cell office:value-type="string" calcext:value-type="string">
            <text:p>(2, 5)</text:p>
          </table:table-cell>
          <table:table-cell office:value-type="float" office:value="0.669213049495" calcext:value-type="float">
            <text:p>0,6692130495</text:p>
          </table:table-cell>
          <table:table-cell office:value-type="string" calcext:value-type="string">
            <text:p>HP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(9, 3, 1)</text:p>
          </table:table-cell>
          <table:table-cell office:value-type="float" office:value="0.442798083457" calcext:value-type="float">
            <text:p>0,4427980835</text:p>
          </table:table-cell>
          <table:table-cell office:value-type="string" calcext:value-type="string">
            <text:p>(1, 3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1, 4)</text:p>
          </table:table-cell>
          <table:table-cell office:value-type="float" office:value="0.999999999999999" calcext:value-type="float">
            <text:p>1</text:p>
          </table:table-cell>
          <table:table-cell office:value-type="string" calcext:value-type="string">
            <text:p>[(1, 3), (1, 4)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1, 4)</text:p>
          </table:table-cell>
          <table:table-cell office:value-type="float" office:value="0.686017054597" calcext:value-type="float">
            <text:p>0,6860170546</text:p>
          </table:table-cell>
          <table:table-cell office:value-type="string" calcext:value-type="string">
            <text:p>(1, 5)</text:p>
          </table:table-cell>
          <table:table-cell office:value-type="float" office:value="0.817042865588" calcext:value-type="float">
            <text:p>0,8170428656</text:p>
          </table:table-cell>
          <table:table-cell office:value-type="string" calcext:value-type="string">
            <text:p>(1, 3)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Grafo nao suportado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(9, 3, 2)</text:p>
          </table:table-cell>
          <table:table-cell office:value-type="float" office:value="0.357159787489" calcext:value-type="float">
            <text:p>0,3571597875</text:p>
          </table:table-cell>
          <table:table-cell office:value-type="string" calcext:value-type="string">
            <text:p>(1, 4)</text:p>
          </table:table-cell>
          <table:table-cell office:value-type="float" office:value="0.55817444466" calcext:value-type="float">
            <text:p>0,5581744447</text:p>
          </table:table-cell>
          <table:table-cell office:value-type="string" calcext:value-type="string">
            <text:p>(2, 4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(1, 4), (2, 4)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1, 5)</text:p>
          </table:table-cell>
          <table:table-cell office:value-type="float" office:value="0.517959538127" calcext:value-type="float">
            <text:p>0,5179595381</text:p>
          </table:table-cell>
          <table:table-cell office:value-type="string" calcext:value-type="string">
            <text:p>(2, 6)</text:p>
          </table:table-cell>
          <table:table-cell office:value-type="float" office:value="0.725977786783" calcext:value-type="float">
            <text:p>0,7259777868</text:p>
          </table:table-cell>
          <table:table-cell office:value-type="string" calcext:value-type="string">
            <text:p>(1, 4)</text:p>
          </table:table-cell>
          <table:table-cell office:value-type="float" office:value="0.55817444466" calcext:value-type="float">
            <text:p>0,5581744447</text:p>
          </table:table-cell>
          <table:table-cell office:value-type="string" calcext:value-type="string">
            <text:p>(2, 4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(9, 3, 3)</text:p>
          </table:table-cell>
          <table:table-cell office:value-type="float" office:value="0.327176298999" calcext:value-type="float">
            <text:p>0,327176299</text:p>
          </table:table-cell>
          <table:table-cell office:value-type="string" calcext:value-type="string">
            <text:p>(1, 5)</text:p>
          </table:table-cell>
          <table:table-cell office:value-type="float" office:value="0.479073317752" calcext:value-type="float">
            <text:p>0,4790733178</text:p>
          </table:table-cell>
          <table:table-cell office:value-type="string" calcext:value-type="string">
            <text:p>(2, 5)</text:p>
          </table:table-cell>
          <table:table-cell office:value-type="float" office:value="0.646519682928" calcext:value-type="float">
            <text:p>0,6465196829</text:p>
          </table:table-cell>
          <table:table-cell office:value-type="string" calcext:value-type="string">
            <text:p>[(1, 5), (2, 5)]</text:p>
          </table:table-cell>
          <table:table-cell office:value-type="float" office:value="0.646519682928" calcext:value-type="float">
            <text:p>0,6465196829</text:p>
          </table:table-cell>
          <table:table-cell office:value-type="string" calcext:value-type="string">
            <text:p>(1, 6)</text:p>
          </table:table-cell>
          <table:table-cell office:value-type="float" office:value="0.46721509682" calcext:value-type="float">
            <text:p>0,4672150968</text:p>
          </table:table-cell>
          <table:table-cell office:value-type="string" calcext:value-type="string">
            <text:p>(2, 7)</text:p>
          </table:table-cell>
          <table:table-cell office:value-type="float" office:value="0.636832420453" calcext:value-type="float">
            <text:p>0,6368324205</text:p>
          </table:table-cell>
          <table:table-cell office:value-type="string" calcext:value-type="string">
            <text:p>(1, 5)</text:p>
          </table:table-cell>
          <table:table-cell office:value-type="float" office:value="0.479073317752" calcext:value-type="float">
            <text:p>0,4790733178</text:p>
          </table:table-cell>
          <table:table-cell office:value-type="string" calcext:value-type="string">
            <text:p>(2, 5)</text:p>
          </table:table-cell>
          <table:table-cell office:value-type="float" office:value="0.646519682928" calcext:value-type="float">
            <text:p>0,6465196829</text:p>
          </table:table-cell>
          <table:table-cell office:value-type="string" calcext:value-type="string">
            <text:p>H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(10, 3, 1)</text:p>
          </table:table-cell>
          <table:table-cell office:value-type="float" office:value="0.435462796004" calcext:value-type="float">
            <text:p>0,435462796</text:p>
          </table:table-cell>
          <table:table-cell office:value-type="string" calcext:value-type="string">
            <text:p>(1, 3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1, 4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(1, 3), (1, 4)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1, 4)</text:p>
          </table:table-cell>
          <table:table-cell office:value-type="float" office:value="0.673423486687" calcext:value-type="float">
            <text:p>0,6734234867</text:p>
          </table:table-cell>
          <table:table-cell office:value-type="string" calcext:value-type="string">
            <text:p>(1, 5)</text:p>
          </table:table-cell>
          <table:table-cell office:value-type="float" office:value="0.801745470058" calcext:value-type="float">
            <text:p>0,8017454701</text:p>
          </table:table-cell>
          <table:table-cell office:value-type="string" calcext:value-type="string">
            <text:p>(1, 3)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Grafo nao suportado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(10, 3, 2)</text:p>
          </table:table-cell>
          <table:table-cell office:value-type="float" office:value="0.345089183536" calcext:value-type="float">
            <text:p>0,3450891835</text:p>
          </table:table-cell>
          <table:table-cell office:value-type="string" calcext:value-type="string">
            <text:p>(1, 4)</text:p>
          </table:table-cell>
          <table:table-cell office:value-type="float" office:value="0.546643042324" calcext:value-type="float">
            <text:p>0,5466430423</text:p>
          </table:table-cell>
          <table:table-cell office:value-type="string" calcext:value-type="string">
            <text:p>(2, 4)</text:p>
          </table:table-cell>
          <table:table-cell office:value-type="float" office:value="0.999999999999999" calcext:value-type="float">
            <text:p>1</text:p>
          </table:table-cell>
          <table:table-cell office:value-type="string" calcext:value-type="string">
            <text:p>[(1, 4), (2, 4)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1, 5)</text:p>
          </table:table-cell>
          <table:table-cell office:value-type="float" office:value="0.498816440958" calcext:value-type="float">
            <text:p>0,498816441</text:p>
          </table:table-cell>
          <table:table-cell office:value-type="string" calcext:value-type="string">
            <text:p>(2, 6)</text:p>
          </table:table-cell>
          <table:table-cell office:value-type="float" office:value="0.694773355494" calcext:value-type="float">
            <text:p>0,6947733555</text:p>
          </table:table-cell>
          <table:table-cell office:value-type="string" calcext:value-type="string">
            <text:p>(1, 4)</text:p>
          </table:table-cell>
          <table:table-cell office:value-type="float" office:value="0.546643042324" calcext:value-type="float">
            <text:p>0,5466430423</text:p>
          </table:table-cell>
          <table:table-cell office:value-type="string" calcext:value-type="string">
            <text:p>(2, 4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(10, 3, 3)</text:p>
          </table:table-cell>
          <table:table-cell office:value-type="float" office:value="0.308732223195" calcext:value-type="float">
            <text:p>0,3087322232</text:p>
          </table:table-cell>
          <table:table-cell office:value-type="string" calcext:value-type="string">
            <text:p>(1, 5)</text:p>
          </table:table-cell>
          <table:table-cell office:value-type="float" office:value="0.459554092466" calcext:value-type="float">
            <text:p>0,4595540925</text:p>
          </table:table-cell>
          <table:table-cell office:value-type="string" calcext:value-type="string">
            <text:p>(2, 5)</text:p>
          </table:table-cell>
          <table:table-cell office:value-type="float" office:value="0.630256174195229" calcext:value-type="float">
            <text:p>0,6302561742</text:p>
          </table:table-cell>
          <table:table-cell office:value-type="string" calcext:value-type="string">
            <text:p>[(1, 5), (2, 5)]</text:p>
          </table:table-cell>
          <table:table-cell office:value-type="float" office:value="0.630256174195" calcext:value-type="float">
            <text:p>0,6302561742</text:p>
          </table:table-cell>
          <table:table-cell office:value-type="string" calcext:value-type="string">
            <text:p>(1, 6)</text:p>
          </table:table-cell>
          <table:table-cell office:value-type="float" office:value="0.438447187191" calcext:value-type="float">
            <text:p>0,4384471872</text:p>
          </table:table-cell>
          <table:table-cell office:value-type="string" calcext:value-type="string">
            <text:p>(2, 7)</text:p>
          </table:table-cell>
          <table:table-cell office:value-type="float" office:value="0.592389218889" calcext:value-type="float">
            <text:p>0,5923892189</text:p>
          </table:table-cell>
          <table:table-cell office:value-type="string" calcext:value-type="string">
            <text:p>(1, 5)</text:p>
          </table:table-cell>
          <table:table-cell office:value-type="float" office:value="0.459554092466" calcext:value-type="float">
            <text:p>0,4595540925</text:p>
          </table:table-cell>
          <table:table-cell office:value-type="string" calcext:value-type="string">
            <text:p>(2, 5)</text:p>
          </table:table-cell>
          <table:table-cell office:value-type="float" office:value="0.630256174195" calcext:value-type="float">
            <text:p>0,6302561742</text:p>
          </table:table-cell>
          <table:table-cell office:value-type="string" calcext:value-type="string">
            <text:p>H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T(10, 3, 4)</text:p>
          </table:table-cell>
          <table:table-cell office:value-type="float" office:value="0.298437881284" calcext:value-type="float">
            <text:p>0,2984378813</text:p>
          </table:table-cell>
          <table:table-cell office:value-type="string" calcext:value-type="string">
            <text:p>(1, 6)</text:p>
          </table:table-cell>
          <table:table-cell office:value-type="float" office:value="0.427590535189" calcext:value-type="float">
            <text:p>0,4275905352</text:p>
          </table:table-cell>
          <table:table-cell office:value-type="string" calcext:value-type="string">
            <text:p>(2, 6)</text:p>
          </table:table-cell>
          <table:table-cell office:value-type="float" office:value="0.555713642154117" calcext:value-type="float">
            <text:p>0,5557136422</text:p>
          </table:table-cell>
          <table:table-cell office:value-type="string" calcext:value-type="string">
            <text:p>[(1, 7), (2, 8)]</text:p>
          </table:table-cell>
          <table:table-cell office:value-type="float" office:value="0.566335370217" calcext:value-type="float">
            <text:p>0,5663353702</text:p>
          </table:table-cell>
          <table:table-cell office:value-type="string" calcext:value-type="string">
            <text:p>(1, 7)</text:p>
          </table:table-cell>
          <table:table-cell office:value-type="float" office:value="0.421979366697" calcext:value-type="float">
            <text:p>0,4219793667</text:p>
          </table:table-cell>
          <table:table-cell office:value-type="string" calcext:value-type="string">
            <text:p>(2, 8)</text:p>
          </table:table-cell>
          <table:table-cell office:value-type="float" office:value="0.566335370217" calcext:value-type="float">
            <text:p>0,5663353702</text:p>
          </table:table-cell>
          <table:table-cell office:value-type="string" calcext:value-type="string">
            <text:p>(1, 6)</text:p>
          </table:table-cell>
          <table:table-cell office:value-type="float" office:value="0.427590535189" calcext:value-type="float">
            <text:p>0,4275905352</text:p>
          </table:table-cell>
          <table:table-cell office:value-type="string" calcext:value-type="string">
            <text:p>(2, 6)</text:p>
          </table:table-cell>
          <table:table-cell office:value-type="float" office:value="0.555713642154" calcext:value-type="float">
            <text:p>0,5557136422</text:p>
          </table:table-cell>
          <table:table-cell office:value-type="string" calcext:value-type="string">
            <text:p>HP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(11, 3, 1)</text:p>
          </table:table-cell>
          <table:table-cell office:value-type="float" office:value="0.42971503634" calcext:value-type="float">
            <text:p>0,4297150363</text:p>
          </table:table-cell>
          <table:table-cell office:value-type="string" calcext:value-type="string">
            <text:p>(1, 3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1, 4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(1, 3), (1, 4)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1, 4)</text:p>
          </table:table-cell>
          <table:table-cell office:value-type="float" office:value="0.66366803913" calcext:value-type="float">
            <text:p>0,6636680391</text:p>
          </table:table-cell>
          <table:table-cell office:value-type="string" calcext:value-type="string">
            <text:p>(1, 5)</text:p>
          </table:table-cell>
          <table:table-cell office:value-type="float" office:value="0.789950630232" calcext:value-type="float">
            <text:p>0,7899506302</text:p>
          </table:table-cell>
          <table:table-cell office:value-type="string" calcext:value-type="string">
            <text:p>(1, 3)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Grafo nao suportado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(11, 3, 2)</text:p>
          </table:table-cell>
          <table:table-cell office:value-type="float" office:value="0.335920113121" calcext:value-type="float">
            <text:p>0,3359201131</text:p>
          </table:table-cell>
          <table:table-cell office:value-type="string" calcext:value-type="string">
            <text:p>(1, 4)</text:p>
          </table:table-cell>
          <table:table-cell office:value-type="float" office:value="0.537754214736" calcext:value-type="float">
            <text:p>0,5377542147</text:p>
          </table:table-cell>
          <table:table-cell office:value-type="string" calcext:value-type="string">
            <text:p>(2, 4)</text:p>
          </table:table-cell>
          <table:table-cell office:value-type="float" office:value="0.999999999999999" calcext:value-type="float">
            <text:p>1</text:p>
          </table:table-cell>
          <table:table-cell office:value-type="string" calcext:value-type="string">
            <text:p>[(1, 4), (2, 4)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1, 5)</text:p>
          </table:table-cell>
          <table:table-cell office:value-type="float" office:value="0.48446167391" calcext:value-type="float">
            <text:p>0,4844616739</text:p>
          </table:table-cell>
          <table:table-cell office:value-type="string" calcext:value-type="string">
            <text:p>(2, 6)</text:p>
          </table:table-cell>
          <table:table-cell office:value-type="float" office:value="0.671929626413" calcext:value-type="float">
            <text:p>0,6719296264</text:p>
          </table:table-cell>
          <table:table-cell office:value-type="string" calcext:value-type="string">
            <text:p>(1, 4)</text:p>
          </table:table-cell>
          <table:table-cell office:value-type="float" office:value="0.537754214736" calcext:value-type="float">
            <text:p>0,5377542147</text:p>
          </table:table-cell>
          <table:table-cell office:value-type="string" calcext:value-type="string">
            <text:p>(2, 4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(11, 3, 3)</text:p>
          </table:table-cell>
          <table:table-cell office:value-type="float" office:value="0.295317162926" calcext:value-type="float">
            <text:p>0,2953171629</text:p>
          </table:table-cell>
          <table:table-cell office:value-type="string" calcext:value-type="string">
            <text:p>(1, 5)</text:p>
          </table:table-cell>
          <table:table-cell office:value-type="float" office:value="0.445066101846" calcext:value-type="float">
            <text:p>0,4450661018</text:p>
          </table:table-cell>
          <table:table-cell office:value-type="string" calcext:value-type="string">
            <text:p>(2, 5)</text:p>
          </table:table-cell>
          <table:table-cell office:value-type="float" office:value="0.617976552349795" calcext:value-type="float">
            <text:p>0,6179765523</text:p>
          </table:table-cell>
          <table:table-cell office:value-type="string" calcext:value-type="string">
            <text:p>[(1, 5), (2, 5)]</text:p>
          </table:table-cell>
          <table:table-cell office:value-type="float" office:value="0.61797655235" calcext:value-type="float">
            <text:p>0,6179765524</text:p>
          </table:table-cell>
          <table:table-cell office:value-type="string" calcext:value-type="string">
            <text:p>(1, 6)</text:p>
          </table:table-cell>
          <table:table-cell office:value-type="float" office:value="0.417895033291" calcext:value-type="float">
            <text:p>0,4178950333</text:p>
          </table:table-cell>
          <table:table-cell office:value-type="string" calcext:value-type="string">
            <text:p>(2, 7)</text:p>
          </table:table-cell>
          <table:table-cell office:value-type="float" office:value="0.561539741681" calcext:value-type="float">
            <text:p>0,5615397417</text:p>
          </table:table-cell>
          <table:table-cell office:value-type="string" calcext:value-type="string">
            <text:p>(1, 5)</text:p>
          </table:table-cell>
          <table:table-cell office:value-type="float" office:value="0.445066101846" calcext:value-type="float">
            <text:p>0,4450661018</text:p>
          </table:table-cell>
          <table:table-cell office:value-type="string" calcext:value-type="string">
            <text:p>(2, 5)</text:p>
          </table:table-cell>
          <table:table-cell office:value-type="float" office:value="0.61797655235" calcext:value-type="float">
            <text:p>0,6179765524</text:p>
          </table:table-cell>
          <table:table-cell office:value-type="string" calcext:value-type="string">
            <text:p>H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(11, 3, 4)</text:p>
          </table:table-cell>
          <table:table-cell office:value-type="float" office:value="0.278811442566" calcext:value-type="float">
            <text:p>0,2788114426</text:p>
          </table:table-cell>
          <table:table-cell office:value-type="string" calcext:value-type="string">
            <text:p>(1, 6)</text:p>
          </table:table-cell>
          <table:table-cell office:value-type="float" office:value="0.405796276623" calcext:value-type="float">
            <text:p>0,4057962766</text:p>
          </table:table-cell>
          <table:table-cell office:value-type="string" calcext:value-type="string">
            <text:p>(2, 6)</text:p>
          </table:table-cell>
          <table:table-cell office:value-type="float" office:value="0.535061553245599" calcext:value-type="float">
            <text:p>0,5350615532</text:p>
          </table:table-cell>
          <table:table-cell office:value-type="string" calcext:value-type="string">
            <text:p>[(1, 6), (2, 6)]</text:p>
          </table:table-cell>
          <table:table-cell office:value-type="float" office:value="0.535061553246" calcext:value-type="float">
            <text:p>0,5350615532</text:p>
          </table:table-cell>
          <table:table-cell office:value-type="string" calcext:value-type="string">
            <text:p>(1, 7)</text:p>
          </table:table-cell>
          <table:table-cell office:value-type="float" office:value="0.391956157989" calcext:value-type="float">
            <text:p>0,391956158</text:p>
          </table:table-cell>
          <table:table-cell office:value-type="string" calcext:value-type="string">
            <text:p>(2, 8)</text:p>
          </table:table-cell>
          <table:table-cell office:value-type="float" office:value="0.521635511682" calcext:value-type="float">
            <text:p>0,5216355117</text:p>
          </table:table-cell>
          <table:table-cell office:value-type="string" calcext:value-type="string">
            <text:p>(1, 6)</text:p>
          </table:table-cell>
          <table:table-cell office:value-type="float" office:value="0.405796276623" calcext:value-type="float">
            <text:p>0,4057962766</text:p>
          </table:table-cell>
          <table:table-cell office:value-type="string" calcext:value-type="string">
            <text:p>(2, 6)</text:p>
          </table:table-cell>
          <table:table-cell office:value-type="float" office:value="0.535061553246" calcext:value-type="float">
            <text:p>0,5350615532</text:p>
          </table:table-cell>
          <table:table-cell office:value-type="string" calcext:value-type="string">
            <text:p>H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(12, 3, 1)</text:p>
          </table:table-cell>
          <table:table-cell office:value-type="float" office:value="0.425087646131" calcext:value-type="float">
            <text:p>0,4250876461</text:p>
          </table:table-cell>
          <table:table-cell office:value-type="string" calcext:value-type="string">
            <text:p>(1, 3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1, 4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(1, 3), (1, 4)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1, 4)</text:p>
          </table:table-cell>
          <table:table-cell office:value-type="float" office:value="0.655881922663" calcext:value-type="float">
            <text:p>0,6558819227</text:p>
          </table:table-cell>
          <table:table-cell office:value-type="string" calcext:value-type="string">
            <text:p>(1, 5)</text:p>
          </table:table-cell>
          <table:table-cell office:value-type="float" office:value="0.780569405272" calcext:value-type="float">
            <text:p>0,7805694053</text:p>
          </table:table-cell>
          <table:table-cell office:value-type="string" calcext:value-type="string">
            <text:p>(1, 3)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Grafo nao suportado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(12, 3, 2)</text:p>
          </table:table-cell>
          <table:table-cell office:value-type="float" office:value="0.328712381523" calcext:value-type="float">
            <text:p>0,3287123815</text:p>
          </table:table-cell>
          <table:table-cell office:value-type="string" calcext:value-type="string">
            <text:p>(1, 4)</text:p>
          </table:table-cell>
          <table:table-cell office:value-type="float" office:value="0.530685438246" calcext:value-type="float">
            <text:p>0,5306854382</text:p>
          </table:table-cell>
          <table:table-cell office:value-type="string" calcext:value-type="string">
            <text:p>(2, 4)</text:p>
          </table:table-cell>
          <table:table-cell office:value-type="float" office:value="0.999999999999999" calcext:value-type="float">
            <text:p>1</text:p>
          </table:table-cell>
          <table:table-cell office:value-type="string" calcext:value-type="string">
            <text:p>[(1, 4), (2, 4)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1, 5)</text:p>
          </table:table-cell>
          <table:table-cell office:value-type="float" office:value="0.473281587236" calcext:value-type="float">
            <text:p>0,4732815872</text:p>
          </table:table-cell>
          <table:table-cell office:value-type="string" calcext:value-type="string">
            <text:p>(2, 6)</text:p>
          </table:table-cell>
          <table:table-cell office:value-type="float" office:value="0.654430900034" calcext:value-type="float">
            <text:p>0,6544309</text:p>
          </table:table-cell>
          <table:table-cell office:value-type="string" calcext:value-type="string">
            <text:p>(1, 4)</text:p>
          </table:table-cell>
          <table:table-cell office:value-type="float" office:value="0.530685438246" calcext:value-type="float">
            <text:p>0,5306854382</text:p>
          </table:table-cell>
          <table:table-cell office:value-type="string" calcext:value-type="string">
            <text:p>(2, 4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(12, 3, 3)</text:p>
          </table:table-cell>
          <table:table-cell office:value-type="float" office:value="0.285104564413" calcext:value-type="float">
            <text:p>0,2851045644</text:p>
          </table:table-cell>
          <table:table-cell office:value-type="string" calcext:value-type="string">
            <text:p>(1, 5)</text:p>
          </table:table-cell>
          <table:table-cell office:value-type="float" office:value="0.433863344359" calcext:value-type="float">
            <text:p>0,4338633444</text:p>
          </table:table-cell>
          <table:table-cell office:value-type="string" calcext:value-type="string">
            <text:p>(2, 5)</text:p>
          </table:table-cell>
          <table:table-cell office:value-type="float" office:value="0.608354432382059" calcext:value-type="float">
            <text:p>0,6083544324</text:p>
          </table:table-cell>
          <table:table-cell office:value-type="string" calcext:value-type="string">
            <text:p>[(1, 5), (2, 5)]</text:p>
          </table:table-cell>
          <table:table-cell office:value-type="float" office:value="0.608354432382" calcext:value-type="float">
            <text:p>0,6083544324</text:p>
          </table:table-cell>
          <table:table-cell office:value-type="string" calcext:value-type="string">
            <text:p>(1, 6)</text:p>
          </table:table-cell>
          <table:table-cell office:value-type="float" office:value="0.402435718236" calcext:value-type="float">
            <text:p>0,4024357182</text:p>
          </table:table-cell>
          <table:table-cell office:value-type="string" calcext:value-type="string">
            <text:p>(2, 7)</text:p>
          </table:table-cell>
          <table:table-cell office:value-type="float" office:value="0.538757388148" calcext:value-type="float">
            <text:p>0,5387573881</text:p>
          </table:table-cell>
          <table:table-cell office:value-type="string" calcext:value-type="string">
            <text:p>(1, 5)</text:p>
          </table:table-cell>
          <table:table-cell office:value-type="float" office:value="0.433863344359" calcext:value-type="float">
            <text:p>0,4338633444</text:p>
          </table:table-cell>
          <table:table-cell office:value-type="string" calcext:value-type="string">
            <text:p>(2, 5)</text:p>
          </table:table-cell>
          <table:table-cell office:value-type="float" office:value="0.608354432382" calcext:value-type="float">
            <text:p>0,6083544324</text:p>
          </table:table-cell>
          <table:table-cell office:value-type="string" calcext:value-type="string">
            <text:p>H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(12, 3, 4)</text:p>
          </table:table-cell>
          <table:table-cell office:value-type="float" office:value="0.264510501784" calcext:value-type="float">
            <text:p>0,2645105018</text:p>
          </table:table-cell>
          <table:table-cell office:value-type="string" calcext:value-type="string">
            <text:p>(1, 6)</text:p>
          </table:table-cell>
          <table:table-cell office:value-type="float" office:value="0.389583039803" calcext:value-type="float">
            <text:p>0,3895830398</text:p>
          </table:table-cell>
          <table:table-cell office:value-type="string" calcext:value-type="string">
            <text:p>(2, 6)</text:p>
          </table:table-cell>
          <table:table-cell office:value-type="float" office:value="0.519425986694902" calcext:value-type="float">
            <text:p>0,5194259867</text:p>
          </table:table-cell>
          <table:table-cell office:value-type="string" calcext:value-type="string">
            <text:p>[(1, 6), (2, 6)]</text:p>
          </table:table-cell>
          <table:table-cell office:value-type="float" office:value="0.519425986695" calcext:value-type="float">
            <text:p>0,5194259867</text:p>
          </table:table-cell>
          <table:table-cell office:value-type="string" calcext:value-type="string">
            <text:p>(1, 7)</text:p>
          </table:table-cell>
          <table:table-cell office:value-type="float" office:value="0.37045356371" calcext:value-type="float">
            <text:p>0,3704535637</text:p>
          </table:table-cell>
          <table:table-cell office:value-type="string" calcext:value-type="string">
            <text:p>(2, 8)</text:p>
          </table:table-cell>
          <table:table-cell office:value-type="float" office:value="0.490429086282" calcext:value-type="float">
            <text:p>0,4904290863</text:p>
          </table:table-cell>
          <table:table-cell office:value-type="string" calcext:value-type="string">
            <text:p>(1, 6)</text:p>
          </table:table-cell>
          <table:table-cell office:value-type="float" office:value="0.389583039803" calcext:value-type="float">
            <text:p>0,3895830398</text:p>
          </table:table-cell>
          <table:table-cell office:value-type="string" calcext:value-type="string">
            <text:p>(2, 6)</text:p>
          </table:table-cell>
          <table:table-cell office:value-type="float" office:value="0.519425986695" calcext:value-type="float">
            <text:p>0,5194259867</text:p>
          </table:table-cell>
          <table:table-cell office:value-type="string" calcext:value-type="string">
            <text:p>H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T(12, 3, 5)</text:p>
          </table:table-cell>
          <table:table-cell office:value-type="float" office:value="0.258342613226" calcext:value-type="float">
            <text:p>0,2583426132</text:p>
          </table:table-cell>
          <table:table-cell office:value-type="string" calcext:value-type="string">
            <text:p>(1, 7)</text:p>
          </table:table-cell>
          <table:table-cell office:value-type="float" office:value="0.37112433071" calcext:value-type="float">
            <text:p>0,3711243307</text:p>
          </table:table-cell>
          <table:table-cell office:value-type="string" calcext:value-type="string">
            <text:p>(2, 7)</text:p>
          </table:table-cell>
          <table:table-cell office:value-type="float" office:value="0.480336942614916" calcext:value-type="float">
            <text:p>0,4803369426</text:p>
          </table:table-cell>
          <table:table-cell office:value-type="string" calcext:value-type="string">
            <text:p>[(1, 7), (2, 7)]</text:p>
          </table:table-cell>
          <table:table-cell office:value-type="float" office:value="0.480336942615" calcext:value-type="float">
            <text:p>0,4803369426</text:p>
          </table:table-cell>
          <table:table-cell office:value-type="string" calcext:value-type="string">
            <text:p>(1, 8)</text:p>
          </table:table-cell>
          <table:table-cell office:value-type="float" office:value="0.361026295562" calcext:value-type="float">
            <text:p>0,3610262956</text:p>
          </table:table-cell>
          <table:table-cell office:value-type="string" calcext:value-type="string">
            <text:p>(2, 9)</text:p>
          </table:table-cell>
          <table:table-cell office:value-type="float" office:value="0.476523728519" calcext:value-type="float">
            <text:p>0,4765237285</text:p>
          </table:table-cell>
          <table:table-cell office:value-type="string" calcext:value-type="string">
            <text:p>(1, 7)</text:p>
          </table:table-cell>
          <table:table-cell office:value-type="float" office:value="0.37112433071" calcext:value-type="float">
            <text:p>0,3711243307</text:p>
          </table:table-cell>
          <table:table-cell office:value-type="string" calcext:value-type="string">
            <text:p>(2, 7)</text:p>
          </table:table-cell>
          <table:table-cell office:value-type="float" office:value="0.480336942615" calcext:value-type="float">
            <text:p>0,4803369426</text:p>
          </table:table-cell>
          <table:table-cell office:value-type="string" calcext:value-type="string">
            <text:p>H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(13, 3, 1)</text:p>
          </table:table-cell>
          <table:table-cell office:value-type="float" office:value="0.421281009621" calcext:value-type="float">
            <text:p>0,4212810096</text:p>
          </table:table-cell>
          <table:table-cell office:value-type="string" calcext:value-type="string">
            <text:p>(1, 3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1, 4)</text:p>
          </table:table-cell>
          <table:table-cell office:value-type="float" office:value="0.999999999999999" calcext:value-type="float">
            <text:p>1</text:p>
          </table:table-cell>
          <table:table-cell office:value-type="string" calcext:value-type="string">
            <text:p>[(1, 3), (1, 4)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1, 4)</text:p>
          </table:table-cell>
          <table:table-cell office:value-type="float" office:value="0.649520086521" calcext:value-type="float">
            <text:p>0,6495200865</text:p>
          </table:table-cell>
          <table:table-cell office:value-type="string" calcext:value-type="string">
            <text:p>(1, 5)</text:p>
          </table:table-cell>
          <table:table-cell office:value-type="float" office:value="0.772924778245" calcext:value-type="float">
            <text:p>0,7729247782</text:p>
          </table:table-cell>
          <table:table-cell office:value-type="string" calcext:value-type="string">
            <text:p>(1, 3)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Grafo nao suportado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(13, 3, 2)</text:p>
          </table:table-cell>
          <table:table-cell office:value-type="float" office:value="0.322894362861" calcext:value-type="float">
            <text:p>0,3228943629</text:p>
          </table:table-cell>
          <table:table-cell office:value-type="string" calcext:value-type="string">
            <text:p>(1, 4)</text:p>
          </table:table-cell>
          <table:table-cell office:value-type="float" office:value="0.52492578318" calcext:value-type="float">
            <text:p>0,5249257832</text:p>
          </table:table-cell>
          <table:table-cell office:value-type="string" calcext:value-type="string">
            <text:p>(2, 4)</text:p>
          </table:table-cell>
          <table:table-cell office:value-type="float" office:value="0.999999999999999" calcext:value-type="float">
            <text:p>1</text:p>
          </table:table-cell>
          <table:table-cell office:value-type="string" calcext:value-type="string">
            <text:p>[(1, 4), (2, 4)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1, 5)</text:p>
          </table:table-cell>
          <table:table-cell office:value-type="float" office:value="0.464319754215" calcext:value-type="float">
            <text:p>0,4643197542</text:p>
          </table:table-cell>
          <table:table-cell office:value-type="string" calcext:value-type="string">
            <text:p>(2, 6)</text:p>
          </table:table-cell>
          <table:table-cell office:value-type="float" office:value="0.640573687803" calcext:value-type="float">
            <text:p>0,6405736878</text:p>
          </table:table-cell>
          <table:table-cell office:value-type="string" calcext:value-type="string">
            <text:p>(1, 4)</text:p>
          </table:table-cell>
          <table:table-cell office:value-type="float" office:value="0.52492578318" calcext:value-type="float">
            <text:p>0,5249257832</text:p>
          </table:table-cell>
          <table:table-cell office:value-type="string" calcext:value-type="string">
            <text:p>(2, 4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(13, 3, 3)</text:p>
          </table:table-cell>
          <table:table-cell office:value-type="float" office:value="0.277062467628" calcext:value-type="float">
            <text:p>0,2770624676</text:p>
          </table:table-cell>
          <table:table-cell office:value-type="string" calcext:value-type="string">
            <text:p>(1, 5)</text:p>
          </table:table-cell>
          <table:table-cell office:value-type="float" office:value="0.424931479376" calcext:value-type="float">
            <text:p>0,4249314794</text:p>
          </table:table-cell>
          <table:table-cell office:value-type="string" calcext:value-type="string">
            <text:p>(2, 5)</text:p>
          </table:table-cell>
          <table:table-cell office:value-type="float" office:value="0.600600682520569" calcext:value-type="float">
            <text:p>0,6006006825</text:p>
          </table:table-cell>
          <table:table-cell office:value-type="string" calcext:value-type="string">
            <text:p>[(1, 5), (2, 5)]</text:p>
          </table:table-cell>
          <table:table-cell office:value-type="float" office:value="0.600600682521" calcext:value-type="float">
            <text:p>0,6006006825</text:p>
          </table:table-cell>
          <table:table-cell office:value-type="string" calcext:value-type="string">
            <text:p>(1, 6)</text:p>
          </table:table-cell>
          <table:table-cell office:value-type="float" office:value="0.390366013744" calcext:value-type="float">
            <text:p>0,3903660137</text:p>
          </table:table-cell>
          <table:table-cell office:value-type="string" calcext:value-type="string">
            <text:p>(2, 7)</text:p>
          </table:table-cell>
          <table:table-cell office:value-type="float" office:value="0.521195635886" calcext:value-type="float">
            <text:p>0,5211956359</text:p>
          </table:table-cell>
          <table:table-cell office:value-type="string" calcext:value-type="string">
            <text:p>(1, 5)</text:p>
          </table:table-cell>
          <table:table-cell office:value-type="float" office:value="0.424931479376" calcext:value-type="float">
            <text:p>0,4249314794</text:p>
          </table:table-cell>
          <table:table-cell office:value-type="string" calcext:value-type="string">
            <text:p>(2, 5)</text:p>
          </table:table-cell>
          <table:table-cell office:value-type="float" office:value="0.600600682521" calcext:value-type="float">
            <text:p>0,6006006825</text:p>
          </table:table-cell>
          <table:table-cell office:value-type="string" calcext:value-type="string">
            <text:p>H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(13, 3, 4)</text:p>
          </table:table-cell>
          <table:table-cell office:value-type="float" office:value="0.25360808311" calcext:value-type="float">
            <text:p>0,2536080831</text:p>
          </table:table-cell>
          <table:table-cell office:value-type="string" calcext:value-type="string">
            <text:p>(1, 6)</text:p>
          </table:table-cell>
          <table:table-cell office:value-type="float" office:value="0.377023320568" calcext:value-type="float">
            <text:p>0,3770233206</text:p>
          </table:table-cell>
          <table:table-cell office:value-type="string" calcext:value-type="string">
            <text:p>(2, 6)</text:p>
          </table:table-cell>
          <table:table-cell office:value-type="float" office:value="0.507146117513412" calcext:value-type="float">
            <text:p>0,5071461175</text:p>
          </table:table-cell>
          <table:table-cell office:value-type="string" calcext:value-type="string">
            <text:p>[(1, 6), (2, 6)]</text:p>
          </table:table-cell>
          <table:table-cell office:value-type="float" office:value="0.507146117513" calcext:value-type="float">
            <text:p>0,5071461175</text:p>
          </table:table-cell>
          <table:table-cell office:value-type="string" calcext:value-type="string">
            <text:p>(1, 7)</text:p>
          </table:table-cell>
          <table:table-cell office:value-type="float" office:value="0.354248688935" calcext:value-type="float">
            <text:p>0,3542486889</text:p>
          </table:table-cell>
          <table:table-cell office:value-type="string" calcext:value-type="string">
            <text:p>(2, 8)</text:p>
          </table:table-cell>
          <table:table-cell office:value-type="float" office:value="0.467292221125" calcext:value-type="float">
            <text:p>0,4672922211</text:p>
          </table:table-cell>
          <table:table-cell office:value-type="string" calcext:value-type="string">
            <text:p>(1, 6)</text:p>
          </table:table-cell>
          <table:table-cell office:value-type="float" office:value="0.377023320568" calcext:value-type="float">
            <text:p>0,3770233206</text:p>
          </table:table-cell>
          <table:table-cell office:value-type="string" calcext:value-type="string">
            <text:p>(2, 6)</text:p>
          </table:table-cell>
          <table:table-cell office:value-type="float" office:value="0.507146117513" calcext:value-type="float">
            <text:p>0,5071461175</text:p>
          </table:table-cell>
          <table:table-cell office:value-type="string" calcext:value-type="string">
            <text:p>H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(13, 3, 5)</text:p>
          </table:table-cell>
          <table:table-cell office:value-type="float" office:value="0.243408691974" calcext:value-type="float">
            <text:p>0,243408692</text:p>
          </table:table-cell>
          <table:table-cell office:value-type="string" calcext:value-type="string">
            <text:p>(1, 7)</text:p>
          </table:table-cell>
          <table:table-cell office:value-type="float" office:value="0.353746117126" calcext:value-type="float">
            <text:p>0,3537461171</text:p>
          </table:table-cell>
          <table:table-cell office:value-type="string" calcext:value-type="string">
            <text:p>(2, 7)</text:p>
          </table:table-cell>
          <table:table-cell office:value-type="float" office:value="0.462691342523021" calcext:value-type="float">
            <text:p>0,4626913425</text:p>
          </table:table-cell>
          <table:table-cell office:value-type="string" calcext:value-type="string">
            <text:p>[(1, 7), (2, 7)]</text:p>
          </table:table-cell>
          <table:table-cell office:value-type="float" office:value="0.462691342523" calcext:value-type="float">
            <text:p>0,4626913425</text:p>
          </table:table-cell>
          <table:table-cell office:value-type="string" calcext:value-type="string">
            <text:p>(1, 8)</text:p>
          </table:table-cell>
          <table:table-cell office:value-type="float" office:value="0.338836469923" calcext:value-type="float">
            <text:p>0,3388364699</text:p>
          </table:table-cell>
          <table:table-cell office:value-type="string" calcext:value-type="string">
            <text:p>(2, 9)</text:p>
          </table:table-cell>
          <table:table-cell office:value-type="float" office:value="0.444921757186" calcext:value-type="float">
            <text:p>0,4449217572</text:p>
          </table:table-cell>
          <table:table-cell office:value-type="string" calcext:value-type="string">
            <text:p>(1, 7)</text:p>
          </table:table-cell>
          <table:table-cell office:value-type="float" office:value="0.353746117126" calcext:value-type="float">
            <text:p>0,3537461171</text:p>
          </table:table-cell>
          <table:table-cell office:value-type="string" calcext:value-type="string">
            <text:p>(2, 7)</text:p>
          </table:table-cell>
          <table:table-cell office:value-type="float" office:value="0.462691342523" calcext:value-type="float">
            <text:p>0,4626913425</text:p>
          </table:table-cell>
          <table:table-cell office:value-type="string" calcext:value-type="string">
            <text:p>H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(14, 3, 1)</text:p>
          </table:table-cell>
          <table:table-cell office:value-type="float" office:value="0.418093910487" calcext:value-type="float">
            <text:p>0,4180939105</text:p>
          </table:table-cell>
          <table:table-cell office:value-type="string" calcext:value-type="string">
            <text:p>(1, 3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1, 4)</text:p>
          </table:table-cell>
          <table:table-cell office:value-type="float" office:value="0.999999999999999" calcext:value-type="float">
            <text:p>1</text:p>
          </table:table-cell>
          <table:table-cell office:value-type="string" calcext:value-type="string">
            <text:p>[(1, 3), (1, 4)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1, 4)</text:p>
          </table:table-cell>
          <table:table-cell office:value-type="float" office:value="0.64422258355" calcext:value-type="float">
            <text:p>0,6442225836</text:p>
          </table:table-cell>
          <table:table-cell office:value-type="string" calcext:value-type="string">
            <text:p>(1, 5)</text:p>
          </table:table-cell>
          <table:table-cell office:value-type="float" office:value="0.766572679215" calcext:value-type="float">
            <text:p>0,7665726792</text:p>
          </table:table-cell>
          <table:table-cell office:value-type="string" calcext:value-type="string">
            <text:p>(1, 3)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Grafo nao suportado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(14, 3, 2)</text:p>
          </table:table-cell>
          <table:table-cell office:value-type="float" office:value="0.318097801404" calcext:value-type="float">
            <text:p>0,3180978014</text:p>
          </table:table-cell>
          <table:table-cell office:value-type="string" calcext:value-type="string">
            <text:p>(1, 4)</text:p>
          </table:table-cell>
          <table:table-cell office:value-type="float" office:value="0.520140296877" calcext:value-type="float">
            <text:p>0,5201402969</text:p>
          </table:table-cell>
          <table:table-cell office:value-type="string" calcext:value-type="string">
            <text:p>(2, 4)</text:p>
          </table:table-cell>
          <table:table-cell office:value-type="float" office:value="0.999999999999999" calcext:value-type="float">
            <text:p>1</text:p>
          </table:table-cell>
          <table:table-cell office:value-type="string" calcext:value-type="string">
            <text:p>[(1, 4), (2, 4)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1, 5)</text:p>
          </table:table-cell>
          <table:table-cell office:value-type="float" office:value="0.45697129315" calcext:value-type="float">
            <text:p>0,4569712932</text:p>
          </table:table-cell>
          <table:table-cell office:value-type="string" calcext:value-type="string">
            <text:p>(2, 6)</text:p>
          </table:table-cell>
          <table:table-cell office:value-type="float" office:value="0.629316279724" calcext:value-type="float">
            <text:p>0,6293162797</text:p>
          </table:table-cell>
          <table:table-cell office:value-type="string" calcext:value-type="string">
            <text:p>(1, 4)</text:p>
          </table:table-cell>
          <table:table-cell office:value-type="float" office:value="0.520140296877" calcext:value-type="float">
            <text:p>0,5201402969</text:p>
          </table:table-cell>
          <table:table-cell office:value-type="string" calcext:value-type="string">
            <text:p>(2, 4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(14, 3, 3)</text:p>
          </table:table-cell>
          <table:table-cell office:value-type="float" office:value="0.270561633488" calcext:value-type="float">
            <text:p>0,2705616335</text:p>
          </table:table-cell>
          <table:table-cell office:value-type="string" calcext:value-type="string">
            <text:p>(1, 5)</text:p>
          </table:table-cell>
          <table:table-cell office:value-type="float" office:value="0.417638050434" calcext:value-type="float">
            <text:p>0,4176380504</text:p>
          </table:table-cell>
          <table:table-cell office:value-type="string" calcext:value-type="string">
            <text:p>(2, 5)</text:p>
          </table:table-cell>
          <table:table-cell office:value-type="float" office:value="0.59421368919551" calcext:value-type="float">
            <text:p>0,5942136892</text:p>
          </table:table-cell>
          <table:table-cell office:value-type="string" calcext:value-type="string">
            <text:p>[(1, 5), (2, 5)]</text:p>
          </table:table-cell>
          <table:table-cell office:value-type="float" office:value="0.594213689196" calcext:value-type="float">
            <text:p>0,5942136892</text:p>
          </table:table-cell>
          <table:table-cell office:value-type="string" calcext:value-type="string">
            <text:p>(1, 6)</text:p>
          </table:table-cell>
          <table:table-cell office:value-type="float" office:value="0.380672037283" calcext:value-type="float">
            <text:p>0,3806720373</text:p>
          </table:table-cell>
          <table:table-cell office:value-type="string" calcext:value-type="string">
            <text:p>(2, 7)</text:p>
          </table:table-cell>
          <table:table-cell office:value-type="float" office:value="0.507222033918" calcext:value-type="float">
            <text:p>0,5072220339</text:p>
          </table:table-cell>
          <table:table-cell office:value-type="string" calcext:value-type="string">
            <text:p>(1, 5)</text:p>
          </table:table-cell>
          <table:table-cell office:value-type="float" office:value="0.417638050434" calcext:value-type="float">
            <text:p>0,4176380504</text:p>
          </table:table-cell>
          <table:table-cell office:value-type="string" calcext:value-type="string">
            <text:p>(2, 5)</text:p>
          </table:table-cell>
          <table:table-cell office:value-type="float" office:value="0.594213689196" calcext:value-type="float">
            <text:p>0,5942136892</text:p>
          </table:table-cell>
          <table:table-cell office:value-type="string" calcext:value-type="string">
            <text:p>H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(14, 3, 4)</text:p>
          </table:table-cell>
          <table:table-cell office:value-type="float" office:value="0.24501300856" calcext:value-type="float">
            <text:p>0,2450130086</text:p>
          </table:table-cell>
          <table:table-cell office:value-type="string" calcext:value-type="string">
            <text:p>(1, 6)</text:p>
          </table:table-cell>
          <table:table-cell office:value-type="float" office:value="0.366994459108" calcext:value-type="float">
            <text:p>0,3669944591</text:p>
          </table:table-cell>
          <table:table-cell office:value-type="string" calcext:value-type="string">
            <text:p>(2, 6)</text:p>
          </table:table-cell>
          <table:table-cell office:value-type="float" office:value="0.497231369480242" calcext:value-type="float">
            <text:p>0,4972313695</text:p>
          </table:table-cell>
          <table:table-cell office:value-type="string" calcext:value-type="string">
            <text:p>[(1, 6), (2, 6)]</text:p>
          </table:table-cell>
          <table:table-cell office:value-type="float" office:value="0.49723136948" calcext:value-type="float">
            <text:p>0,4972313695</text:p>
          </table:table-cell>
          <table:table-cell office:value-type="string" calcext:value-type="string">
            <text:p>(1, 7)</text:p>
          </table:table-cell>
          <table:table-cell office:value-type="float" office:value="0.34157801426" calcext:value-type="float">
            <text:p>0,3415780143</text:p>
          </table:table-cell>
          <table:table-cell office:value-type="string" calcext:value-type="string">
            <text:p>(2, 8)</text:p>
          </table:table-cell>
          <table:table-cell office:value-type="float" office:value="0.449405329324" calcext:value-type="float">
            <text:p>0,4494053293</text:p>
          </table:table-cell>
          <table:table-cell office:value-type="string" calcext:value-type="string">
            <text:p>(1, 6)</text:p>
          </table:table-cell>
          <table:table-cell office:value-type="float" office:value="0.366994459108" calcext:value-type="float">
            <text:p>0,3669944591</text:p>
          </table:table-cell>
          <table:table-cell office:value-type="string" calcext:value-type="string">
            <text:p>(2, 6)</text:p>
          </table:table-cell>
          <table:table-cell office:value-type="float" office:value="0.49723136948" calcext:value-type="float">
            <text:p>0,4972313695</text:p>
          </table:table-cell>
          <table:table-cell office:value-type="string" calcext:value-type="string">
            <text:p>H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(14, 3, 5)</text:p>
          </table:table-cell>
          <table:table-cell office:value-type="float" office:value="0.23201228173" calcext:value-type="float">
            <text:p>0,2320122817</text:p>
          </table:table-cell>
          <table:table-cell office:value-type="string" calcext:value-type="string">
            <text:p>(1, 7)</text:p>
          </table:table-cell>
          <table:table-cell office:value-type="float" office:value="0.340267228004" calcext:value-type="float">
            <text:p>0,340267228</text:p>
          </table:table-cell>
          <table:table-cell office:value-type="string" calcext:value-type="string">
            <text:p>(2, 7)</text:p>
          </table:table-cell>
          <table:table-cell office:value-type="float" office:value="0.448812972493899" calcext:value-type="float">
            <text:p>0,4488129725</text:p>
          </table:table-cell>
          <table:table-cell office:value-type="string" calcext:value-type="string">
            <text:p>[(1, 7), (2, 7)]</text:p>
          </table:table-cell>
          <table:table-cell office:value-type="float" office:value="0.448812972494" calcext:value-type="float">
            <text:p>0,4488129725</text:p>
          </table:table-cell>
          <table:table-cell office:value-type="string" calcext:value-type="string">
            <text:p>(1, 8)</text:p>
          </table:table-cell>
          <table:table-cell office:value-type="float" office:value="0.322091920928" calcext:value-type="float">
            <text:p>0,3220919209</text:p>
          </table:table-cell>
          <table:table-cell office:value-type="string" calcext:value-type="string">
            <text:p>(2, 9)</text:p>
          </table:table-cell>
          <table:table-cell office:value-type="float" office:value="0.421435636653" calcext:value-type="float">
            <text:p>0,4214356367</text:p>
          </table:table-cell>
          <table:table-cell office:value-type="string" calcext:value-type="string">
            <text:p>(1, 7)</text:p>
          </table:table-cell>
          <table:table-cell office:value-type="float" office:value="0.340267228004" calcext:value-type="float">
            <text:p>0,340267228</text:p>
          </table:table-cell>
          <table:table-cell office:value-type="string" calcext:value-type="string">
            <text:p>(2, 7)</text:p>
          </table:table-cell>
          <table:table-cell office:value-type="float" office:value="0.448812972494" calcext:value-type="float">
            <text:p>0,4488129725</text:p>
          </table:table-cell>
          <table:table-cell office:value-type="string" calcext:value-type="string">
            <text:p>H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T(14, 3, 6)</text:p>
          </table:table-cell>
          <table:table-cell office:value-type="float" office:value="0.227998127341" calcext:value-type="float">
            <text:p>0,2279981273</text:p>
          </table:table-cell>
          <table:table-cell office:value-type="string" calcext:value-type="string">
            <text:p>(1, 8)</text:p>
          </table:table-cell>
          <table:table-cell office:value-type="float" office:value="0.32846093102" calcext:value-type="float">
            <text:p>0,328460931</text:p>
          </table:table-cell>
          <table:table-cell office:value-type="string" calcext:value-type="string">
            <text:p>(2, 8)</text:p>
          </table:table-cell>
          <table:table-cell office:value-type="float" office:value="0.424780449591707" calcext:value-type="float">
            <text:p>0,4247804496</text:p>
          </table:table-cell>
          <table:table-cell office:value-type="string" calcext:value-type="string">
            <text:p>[(1, 8), (2, 8)]</text:p>
          </table:table-cell>
          <table:table-cell office:value-type="float" office:value="0.424780449592" calcext:value-type="float">
            <text:p>0,4247804496</text:p>
          </table:table-cell>
          <table:table-cell office:value-type="string" calcext:value-type="string">
            <text:p>(1, 9)</text:p>
          </table:table-cell>
          <table:table-cell office:value-type="float" office:value="0.316125148792" calcext:value-type="float">
            <text:p>0,3161251488</text:p>
          </table:table-cell>
          <table:table-cell office:value-type="string" calcext:value-type="string">
            <text:p>(2, 10)</text:p>
          </table:table-cell>
          <table:table-cell office:value-type="float" office:value="0.412968520635" calcext:value-type="float">
            <text:p>0,4129685206</text:p>
          </table:table-cell>
          <table:table-cell office:value-type="string" calcext:value-type="string">
            <text:p>(1, 8)</text:p>
          </table:table-cell>
          <table:table-cell office:value-type="float" office:value="0.32846093102" calcext:value-type="float">
            <text:p>0,328460931</text:p>
          </table:table-cell>
          <table:table-cell office:value-type="string" calcext:value-type="string">
            <text:p>(2, 8)</text:p>
          </table:table-cell>
          <table:table-cell office:value-type="float" office:value="0.424780449592" calcext:value-type="float">
            <text:p>0,4247804496</text:p>
          </table:table-cell>
          <table:table-cell office:value-type="string" calcext:value-type="string">
            <text:p>H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(15, 3, 1)</text:p>
          </table:table-cell>
          <table:table-cell office:value-type="float" office:value="0.415386101918" calcext:value-type="float">
            <text:p>0,4153861019</text:p>
          </table:table-cell>
          <table:table-cell office:value-type="string" calcext:value-type="string">
            <text:p>(1, 3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1, 4)</text:p>
          </table:table-cell>
          <table:table-cell office:value-type="float" office:value="0.999999999999999" calcext:value-type="float">
            <text:p>1</text:p>
          </table:table-cell>
          <table:table-cell office:value-type="string" calcext:value-type="string">
            <text:p>[(1, 3), (1, 4)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1, 4)</text:p>
          </table:table-cell>
          <table:table-cell office:value-type="float" office:value="0.639741828184" calcext:value-type="float">
            <text:p>0,6397418282</text:p>
          </table:table-cell>
          <table:table-cell office:value-type="string" calcext:value-type="string">
            <text:p>(1, 5)</text:p>
          </table:table-cell>
          <table:table-cell office:value-type="float" office:value="0.76120927072" calcext:value-type="float">
            <text:p>0,7612092707</text:p>
          </table:table-cell>
          <table:table-cell office:value-type="string" calcext:value-type="string">
            <text:p>(1, 3)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Grafo nao suportado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(15, 3, 2)</text:p>
          </table:table-cell>
          <table:table-cell office:value-type="float" office:value="0.314074447696" calcext:value-type="float">
            <text:p>0,3140744477</text:p>
          </table:table-cell>
          <table:table-cell office:value-type="string" calcext:value-type="string">
            <text:p>(1, 4)</text:p>
          </table:table-cell>
          <table:table-cell office:value-type="float" office:value="0.516099878495" calcext:value-type="float">
            <text:p>0,5160998785</text:p>
          </table:table-cell>
          <table:table-cell office:value-type="string" calcext:value-type="string">
            <text:p>(2, 4)</text:p>
          </table:table-cell>
          <table:table-cell office:value-type="float" office:value="0.999999999999999" calcext:value-type="float">
            <text:p>1</text:p>
          </table:table-cell>
          <table:table-cell office:value-type="string" calcext:value-type="string">
            <text:p>[(1, 4), (2, 4)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1, 5)</text:p>
          </table:table-cell>
          <table:table-cell office:value-type="float" office:value="0.450834105633" calcext:value-type="float">
            <text:p>0,4508341056</text:p>
          </table:table-cell>
          <table:table-cell office:value-type="string" calcext:value-type="string">
            <text:p>(2, 6)</text:p>
          </table:table-cell>
          <table:table-cell office:value-type="float" office:value="0.619983181885" calcext:value-type="float">
            <text:p>0,6199831819</text:p>
          </table:table-cell>
          <table:table-cell office:value-type="string" calcext:value-type="string">
            <text:p>(1, 4)</text:p>
          </table:table-cell>
          <table:table-cell office:value-type="float" office:value="0.516099878495" calcext:value-type="float">
            <text:p>0,5160998785</text:p>
          </table:table-cell>
          <table:table-cell office:value-type="string" calcext:value-type="string">
            <text:p>(2, 4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(15, 3, 3)</text:p>
          </table:table-cell>
          <table:table-cell office:value-type="float" office:value="0.265195706198" calcext:value-type="float">
            <text:p>0,2651957062</text:p>
          </table:table-cell>
          <table:table-cell office:value-type="string" calcext:value-type="string">
            <text:p>(1, 5)</text:p>
          </table:table-cell>
          <table:table-cell office:value-type="float" office:value="0.411567070148" calcext:value-type="float">
            <text:p>0,4115670701</text:p>
          </table:table-cell>
          <table:table-cell office:value-type="string" calcext:value-type="string">
            <text:p>(2, 5)</text:p>
          </table:table-cell>
          <table:table-cell office:value-type="float" office:value="0.588858217413371" calcext:value-type="float">
            <text:p>0,5888582174</text:p>
          </table:table-cell>
          <table:table-cell office:value-type="string" calcext:value-type="string">
            <text:p>[(1, 5), (2, 5)]</text:p>
          </table:table-cell>
          <table:table-cell office:value-type="float" office:value="0.588858217413" calcext:value-type="float">
            <text:p>0,5888582174</text:p>
          </table:table-cell>
          <table:table-cell office:value-type="string" calcext:value-type="string">
            <text:p>(1, 6)</text:p>
          </table:table-cell>
          <table:table-cell office:value-type="float" office:value="0.37271032664" calcext:value-type="float">
            <text:p>0,3727103266</text:p>
          </table:table-cell>
          <table:table-cell office:value-type="string" calcext:value-type="string">
            <text:p>(2, 7)</text:p>
          </table:table-cell>
          <table:table-cell office:value-type="float" office:value="0.495827321978" calcext:value-type="float">
            <text:p>0,495827322</text:p>
          </table:table-cell>
          <table:table-cell office:value-type="string" calcext:value-type="string">
            <text:p>(1, 5)</text:p>
          </table:table-cell>
          <table:table-cell office:value-type="float" office:value="0.411567070148" calcext:value-type="float">
            <text:p>0,4115670701</text:p>
          </table:table-cell>
          <table:table-cell office:value-type="string" calcext:value-type="string">
            <text:p>(2, 5)</text:p>
          </table:table-cell>
          <table:table-cell office:value-type="float" office:value="0.588858217413" calcext:value-type="float">
            <text:p>0,5888582174</text:p>
          </table:table-cell>
          <table:table-cell office:value-type="string" calcext:value-type="string">
            <text:p>H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(15, 3, 4)</text:p>
          </table:table-cell>
          <table:table-cell office:value-type="float" office:value="0.238058681541" calcext:value-type="float">
            <text:p>0,2380586815</text:p>
          </table:table-cell>
          <table:table-cell office:value-type="string" calcext:value-type="string">
            <text:p>(1, 6)</text:p>
          </table:table-cell>
          <table:table-cell office:value-type="float" office:value="0.358794901739" calcext:value-type="float">
            <text:p>0,3587949017</text:p>
          </table:table-cell>
          <table:table-cell office:value-type="string" calcext:value-type="string">
            <text:p>(2, 6)</text:p>
          </table:table-cell>
          <table:table-cell office:value-type="float" office:value="0.489050585103378" calcext:value-type="float">
            <text:p>0,4890505851</text:p>
          </table:table-cell>
          <table:table-cell office:value-type="string" calcext:value-type="string">
            <text:p>[(1, 6), (2, 6)]</text:p>
          </table:table-cell>
          <table:table-cell office:value-type="float" office:value="0.489050585103" calcext:value-type="float">
            <text:p>0,4890505851</text:p>
          </table:table-cell>
          <table:table-cell office:value-type="string" calcext:value-type="string">
            <text:p>(1, 7)</text:p>
          </table:table-cell>
          <table:table-cell office:value-type="float" office:value="0.331389048824" calcext:value-type="float">
            <text:p>0,3313890488</text:p>
          </table:table-cell>
          <table:table-cell office:value-type="string" calcext:value-type="string">
            <text:p>(2, 8)</text:p>
          </table:table-cell>
          <table:table-cell office:value-type="float" office:value="0.435141008502" calcext:value-type="float">
            <text:p>0,4351410085</text:p>
          </table:table-cell>
          <table:table-cell office:value-type="string" calcext:value-type="string">
            <text:p>(1, 6)</text:p>
          </table:table-cell>
          <table:table-cell office:value-type="float" office:value="0.358794901739" calcext:value-type="float">
            <text:p>0,3587949017</text:p>
          </table:table-cell>
          <table:table-cell office:value-type="string" calcext:value-type="string">
            <text:p>(2, 6)</text:p>
          </table:table-cell>
          <table:table-cell office:value-type="float" office:value="0.489050585103" calcext:value-type="float">
            <text:p>0,4890505851</text:p>
          </table:table-cell>
          <table:table-cell office:value-type="string" calcext:value-type="string">
            <text:p>H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(15, 3, 5)</text:p>
          </table:table-cell>
          <table:table-cell office:value-type="float" office:value="0.223020504917" calcext:value-type="float">
            <text:p>0,2230205049</text:p>
          </table:table-cell>
          <table:table-cell office:value-type="string" calcext:value-type="string">
            <text:p>(1, 7)</text:p>
          </table:table-cell>
          <table:table-cell office:value-type="float" office:value="0.329493394902" calcext:value-type="float">
            <text:p>0,3294933949</text:p>
          </table:table-cell>
          <table:table-cell office:value-type="string" calcext:value-type="string">
            <text:p>(2, 7)</text:p>
          </table:table-cell>
          <table:table-cell office:value-type="float" office:value="0.437593975434879" calcext:value-type="float">
            <text:p>0,4375939754</text:p>
          </table:table-cell>
          <table:table-cell office:value-type="string" calcext:value-type="string">
            <text:p>[(1, 7), (2, 7)]</text:p>
          </table:table-cell>
          <table:table-cell office:value-type="float" office:value="0.437593975435" calcext:value-type="float">
            <text:p>0,4375939754</text:p>
          </table:table-cell>
          <table:table-cell office:value-type="string" calcext:value-type="string">
            <text:p>(1, 8)</text:p>
          </table:table-cell>
          <table:table-cell office:value-type="float" office:value="0.308985806948" calcext:value-type="float">
            <text:p>0,3089858069</text:p>
          </table:table-cell>
          <table:table-cell office:value-type="string" calcext:value-type="string">
            <text:p>(2, 9)</text:p>
          </table:table-cell>
          <table:table-cell office:value-type="float" office:value="0.403246342695" calcext:value-type="float">
            <text:p>0,4032463427</text:p>
          </table:table-cell>
          <table:table-cell office:value-type="string" calcext:value-type="string">
            <text:p>(1, 7)</text:p>
          </table:table-cell>
          <table:table-cell office:value-type="float" office:value="0.329493394902" calcext:value-type="float">
            <text:p>0,3294933949</text:p>
          </table:table-cell>
          <table:table-cell office:value-type="string" calcext:value-type="string">
            <text:p>(2, 7)</text:p>
          </table:table-cell>
          <table:table-cell office:value-type="float" office:value="0.437593975435" calcext:value-type="float">
            <text:p>0,4375939754</text:p>
          </table:table-cell>
          <table:table-cell office:value-type="string" calcext:value-type="string">
            <text:p>H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(15, 3, 6)</text:p>
          </table:table-cell>
          <table:table-cell office:value-type="float" office:value="0.216229119851" calcext:value-type="float">
            <text:p>0,2162291199</text:p>
          </table:table-cell>
          <table:table-cell office:value-type="string" calcext:value-type="string">
            <text:p>(1, 8)</text:p>
          </table:table-cell>
          <table:table-cell office:value-type="float" office:value="0.314310742322" calcext:value-type="float">
            <text:p>0,3143107423</text:p>
          </table:table-cell>
          <table:table-cell office:value-type="string" calcext:value-type="string">
            <text:p>(2, 8)</text:p>
          </table:table-cell>
          <table:table-cell office:value-type="float" office:value="0.409798573545477" calcext:value-type="float">
            <text:p>0,4097985735</text:p>
          </table:table-cell>
          <table:table-cell office:value-type="string" calcext:value-type="string">
            <text:p>[(1, 8), (2, 8)]</text:p>
          </table:table-cell>
          <table:table-cell office:value-type="float" office:value="0.409798573545" calcext:value-type="float">
            <text:p>0,4097985735</text:p>
          </table:table-cell>
          <table:table-cell office:value-type="string" calcext:value-type="string">
            <text:p>(1, 9)</text:p>
          </table:table-cell>
          <table:table-cell office:value-type="float" office:value="0.298970669067" calcext:value-type="float">
            <text:p>0,2989706691</text:p>
          </table:table-cell>
          <table:table-cell office:value-type="string" calcext:value-type="string">
            <text:p>(2, 10)</text:p>
          </table:table-cell>
          <table:table-cell office:value-type="float" office:value="0.389182401509" calcext:value-type="float">
            <text:p>0,3891824015</text:p>
          </table:table-cell>
          <table:table-cell office:value-type="string" calcext:value-type="string">
            <text:p>(1, 8)</text:p>
          </table:table-cell>
          <table:table-cell office:value-type="float" office:value="0.314310742322" calcext:value-type="float">
            <text:p>0,3143107423</text:p>
          </table:table-cell>
          <table:table-cell office:value-type="string" calcext:value-type="string">
            <text:p>(2, 8)</text:p>
          </table:table-cell>
          <table:table-cell office:value-type="float" office:value="0.409798573545" calcext:value-type="float">
            <text:p>0,4097985735</text:p>
          </table:table-cell>
          <table:table-cell office:value-type="string" calcext:value-type="string">
            <text:p>H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(16, 3, 1)</text:p>
          </table:table-cell>
          <table:table-cell office:value-type="float" office:value="0.413056790346" calcext:value-type="float">
            <text:p>0,4130567903</text:p>
          </table:table-cell>
          <table:table-cell office:value-type="string" calcext:value-type="string">
            <text:p>(1, 3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1, 4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(1, 3), (1, 4)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1, 4)</text:p>
          </table:table-cell>
          <table:table-cell office:value-type="float" office:value="0.63590177377" calcext:value-type="float">
            <text:p>0,6359017738</text:p>
          </table:table-cell>
          <table:table-cell office:value-type="string" calcext:value-type="string">
            <text:p>(1, 5)</text:p>
          </table:table-cell>
          <table:table-cell office:value-type="float" office:value="0.756619420516" calcext:value-type="float">
            <text:p>0,7566194205</text:p>
          </table:table-cell>
          <table:table-cell office:value-type="string" calcext:value-type="string">
            <text:p>(1, 3)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Grafo nao suportado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(16, 3, 2)</text:p>
          </table:table-cell>
          <table:table-cell office:value-type="float" office:value="0.310650711767" calcext:value-type="float">
            <text:p>0,3106507118</text:p>
          </table:table-cell>
          <table:table-cell office:value-type="string" calcext:value-type="string">
            <text:p>(1, 4)</text:p>
          </table:table-cell>
          <table:table-cell office:value-type="float" office:value="0.512642349968" calcext:value-type="float">
            <text:p>0,51264235</text:p>
          </table:table-cell>
          <table:table-cell office:value-type="string" calcext:value-type="string">
            <text:p>(2, 4)</text:p>
          </table:table-cell>
          <table:table-cell office:value-type="float" office:value="0.999999999999999" calcext:value-type="float">
            <text:p>1</text:p>
          </table:table-cell>
          <table:table-cell office:value-type="string" calcext:value-type="string">
            <text:p>[(1, 4), (2, 4)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1, 5)</text:p>
          </table:table-cell>
          <table:table-cell office:value-type="float" office:value="0.445630086319" calcext:value-type="float">
            <text:p>0,4456300863</text:p>
          </table:table-cell>
          <table:table-cell office:value-type="string" calcext:value-type="string">
            <text:p>(2, 6)</text:p>
          </table:table-cell>
          <table:table-cell office:value-type="float" office:value="0.612116027506" calcext:value-type="float">
            <text:p>0,6121160275</text:p>
          </table:table-cell>
          <table:table-cell office:value-type="string" calcext:value-type="string">
            <text:p>(1, 4)</text:p>
          </table:table-cell>
          <table:table-cell office:value-type="float" office:value="0.512642349968" calcext:value-type="float">
            <text:p>0,51264235</text:p>
          </table:table-cell>
          <table:table-cell office:value-type="string" calcext:value-type="string">
            <text:p>(2, 4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(16, 3, 3)</text:p>
          </table:table-cell>
          <table:table-cell office:value-type="float" office:value="0.260690187721" calcext:value-type="float">
            <text:p>0,2606901877</text:p>
          </table:table-cell>
          <table:table-cell office:value-type="string" calcext:value-type="string">
            <text:p>(1, 5)</text:p>
          </table:table-cell>
          <table:table-cell office:value-type="float" office:value="0.406433190096" calcext:value-type="float">
            <text:p>0,4064331901</text:p>
          </table:table-cell>
          <table:table-cell office:value-type="string" calcext:value-type="string">
            <text:p>(2, 5)</text:p>
          </table:table-cell>
          <table:table-cell office:value-type="float" office:value="0.584301199153087" calcext:value-type="float">
            <text:p>0,5843011992</text:p>
          </table:table-cell>
          <table:table-cell office:value-type="string" calcext:value-type="string">
            <text:p>[(1, 5), (2, 5)]</text:p>
          </table:table-cell>
          <table:table-cell office:value-type="float" office:value="0.584301199153" calcext:value-type="float">
            <text:p>0,5843011992</text:p>
          </table:table-cell>
          <table:table-cell office:value-type="string" calcext:value-type="string">
            <text:p>(1, 6)</text:p>
          </table:table-cell>
          <table:table-cell office:value-type="float" office:value="0.366051895128" calcext:value-type="float">
            <text:p>0,3660518951</text:p>
          </table:table-cell>
          <table:table-cell office:value-type="string" calcext:value-type="string">
            <text:p>(2, 7)</text:p>
          </table:table-cell>
          <table:table-cell office:value-type="float" office:value="0.486351554497" calcext:value-type="float">
            <text:p>0,4863515545</text:p>
          </table:table-cell>
          <table:table-cell office:value-type="string" calcext:value-type="string">
            <text:p>(1, 5)</text:p>
          </table:table-cell>
          <table:table-cell office:value-type="float" office:value="0.406433190096" calcext:value-type="float">
            <text:p>0,4064331901</text:p>
          </table:table-cell>
          <table:table-cell office:value-type="string" calcext:value-type="string">
            <text:p>(2, 5)</text:p>
          </table:table-cell>
          <table:table-cell office:value-type="float" office:value="0.584301199153" calcext:value-type="float">
            <text:p>0,5843011992</text:p>
          </table:table-cell>
          <table:table-cell office:value-type="string" calcext:value-type="string">
            <text:p>H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(16, 3, 4)</text:p>
          </table:table-cell>
          <table:table-cell office:value-type="float" office:value="0.232313943886" calcext:value-type="float">
            <text:p>0,2323139439</text:p>
          </table:table-cell>
          <table:table-cell office:value-type="string" calcext:value-type="string">
            <text:p>(1, 6)</text:p>
          </table:table-cell>
          <table:table-cell office:value-type="float" office:value="0.351962318977" calcext:value-type="float">
            <text:p>0,351962319</text:p>
          </table:table-cell>
          <table:table-cell office:value-type="string" calcext:value-type="string">
            <text:p>(2, 6)</text:p>
          </table:table-cell>
          <table:table-cell office:value-type="float" office:value="0.482181025192021" calcext:value-type="float">
            <text:p>0,4821810252</text:p>
          </table:table-cell>
          <table:table-cell office:value-type="string" calcext:value-type="string">
            <text:p>[(1, 6), (2, 6)]</text:p>
          </table:table-cell>
          <table:table-cell office:value-type="float" office:value="0.482181025192" calcext:value-type="float">
            <text:p>0,4821810252</text:p>
          </table:table-cell>
          <table:table-cell office:value-type="string" calcext:value-type="string">
            <text:p>(1, 7)</text:p>
          </table:table-cell>
          <table:table-cell office:value-type="float" office:value="0.323012416359" calcext:value-type="float">
            <text:p>0,3230124164</text:p>
          </table:table-cell>
          <table:table-cell office:value-type="string" calcext:value-type="string">
            <text:p>(2, 8)</text:p>
          </table:table-cell>
          <table:table-cell office:value-type="float" office:value="0.423488301029" calcext:value-type="float">
            <text:p>0,423488301</text:p>
          </table:table-cell>
          <table:table-cell office:value-type="string" calcext:value-type="string">
            <text:p>(1, 6)</text:p>
          </table:table-cell>
          <table:table-cell office:value-type="float" office:value="0.351962318977" calcext:value-type="float">
            <text:p>0,351962319</text:p>
          </table:table-cell>
          <table:table-cell office:value-type="string" calcext:value-type="string">
            <text:p>(2, 6)</text:p>
          </table:table-cell>
          <table:table-cell office:value-type="float" office:value="0.482181025192" calcext:value-type="float">
            <text:p>0,4821810252</text:p>
          </table:table-cell>
          <table:table-cell office:value-type="string" calcext:value-type="string">
            <text:p>H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(16, 3, 5)</text:p>
          </table:table-cell>
          <table:table-cell office:value-type="float" office:value="0.215740371004" calcext:value-type="float">
            <text:p>0,215740371</text:p>
          </table:table-cell>
          <table:table-cell office:value-type="string" calcext:value-type="string">
            <text:p>(1, 7)</text:p>
          </table:table-cell>
          <table:table-cell office:value-type="float" office:value="0.320677182451" calcext:value-type="float">
            <text:p>0,3206771825</text:p>
          </table:table-cell>
          <table:table-cell office:value-type="string" calcext:value-type="string">
            <text:p>(2, 7)</text:p>
          </table:table-cell>
          <table:table-cell office:value-type="float" office:value="0.428327382287917" calcext:value-type="float">
            <text:p>0,4283273823</text:p>
          </table:table-cell>
          <table:table-cell office:value-type="string" calcext:value-type="string">
            <text:p>[(1, 7), (2, 7)]</text:p>
          </table:table-cell>
          <table:table-cell office:value-type="float" office:value="0.428327382288" calcext:value-type="float">
            <text:p>0,4283273823</text:p>
          </table:table-cell>
          <table:table-cell office:value-type="string" calcext:value-type="string">
            <text:p>(1, 8)</text:p>
          </table:table-cell>
          <table:table-cell office:value-type="float" office:value="0.298437881284" calcext:value-type="float">
            <text:p>0,2984378813</text:p>
          </table:table-cell>
          <table:table-cell office:value-type="string" calcext:value-type="string">
            <text:p>(2, 9)</text:p>
          </table:table-cell>
          <table:table-cell office:value-type="float" office:value="0.388720658461" calcext:value-type="float">
            <text:p>0,3887206585</text:p>
          </table:table-cell>
          <table:table-cell office:value-type="string" calcext:value-type="string">
            <text:p>(1, 7)</text:p>
          </table:table-cell>
          <table:table-cell office:value-type="float" office:value="0.320677182451" calcext:value-type="float">
            <text:p>0,3206771825</text:p>
          </table:table-cell>
          <table:table-cell office:value-type="string" calcext:value-type="string">
            <text:p>(2, 7)</text:p>
          </table:table-cell>
          <table:table-cell office:value-type="float" office:value="0.428327382288" calcext:value-type="float">
            <text:p>0,4283273823</text:p>
          </table:table-cell>
          <table:table-cell office:value-type="string" calcext:value-type="string">
            <text:p>H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(16, 3, 6)</text:p>
          </table:table-cell>
          <table:table-cell office:value-type="float" office:value="0.206937732212" calcext:value-type="float">
            <text:p>0,2069377322</text:p>
          </table:table-cell>
          <table:table-cell office:value-type="string" calcext:value-type="string">
            <text:p>(1, 8)</text:p>
          </table:table-cell>
          <table:table-cell office:value-type="float" office:value="0.302991845755" calcext:value-type="float">
            <text:p>0,3029918458</text:p>
          </table:table-cell>
          <table:table-cell office:value-type="string" calcext:value-type="string">
            <text:p>(2, 8)</text:p>
          </table:table-cell>
          <table:table-cell office:value-type="float" office:value="0.397677120666874" calcext:value-type="float">
            <text:p>0,3976771207</text:p>
          </table:table-cell>
          <table:table-cell office:value-type="string" calcext:value-type="string">
            <text:p>[(1, 8), (2, 8)]</text:p>
          </table:table-cell>
          <table:table-cell office:value-type="float" office:value="0.397677120667" calcext:value-type="float">
            <text:p>0,3976771207</text:p>
          </table:table-cell>
          <table:table-cell office:value-type="string" calcext:value-type="string">
            <text:p>(1, 9)</text:p>
          </table:table-cell>
          <table:table-cell office:value-type="float" office:value="0.285533516075" calcext:value-type="float">
            <text:p>0,2855335161</text:p>
          </table:table-cell>
          <table:table-cell office:value-type="string" calcext:value-type="string">
            <text:p>(2, 10)</text:p>
          </table:table-cell>
          <table:table-cell office:value-type="float" office:value="0.370738038399" calcext:value-type="float">
            <text:p>0,3707380384</text:p>
          </table:table-cell>
          <table:table-cell office:value-type="string" calcext:value-type="string">
            <text:p>(1, 8)</text:p>
          </table:table-cell>
          <table:table-cell office:value-type="float" office:value="0.302991845755" calcext:value-type="float">
            <text:p>0,3029918458</text:p>
          </table:table-cell>
          <table:table-cell office:value-type="string" calcext:value-type="string">
            <text:p>(2, 8)</text:p>
          </table:table-cell>
          <table:table-cell office:value-type="float" office:value="0.397677120667" calcext:value-type="float">
            <text:p>0,3976771207</text:p>
          </table:table-cell>
          <table:table-cell office:value-type="string" calcext:value-type="string">
            <text:p>H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T(16, 3, 7)</text:p>
          </table:table-cell>
          <table:table-cell office:value-type="float" office:value="0.204168476687" calcext:value-type="float">
            <text:p>0,2041684767</text:p>
          </table:table-cell>
          <table:table-cell office:value-type="string" calcext:value-type="string">
            <text:p>(1, 9)</text:p>
          </table:table-cell>
          <table:table-cell office:value-type="float" office:value="0.294919538354" calcext:value-type="float">
            <text:p>0,2949195384</text:p>
          </table:table-cell>
          <table:table-cell office:value-type="string" calcext:value-type="string">
            <text:p>(2, 9)</text:p>
          </table:table-cell>
          <table:table-cell office:value-type="float" office:value="0.381571016619453" calcext:value-type="float">
            <text:p>0,3815710166</text:p>
          </table:table-cell>
          <table:table-cell office:value-type="string" calcext:value-type="string">
            <text:p>[(1, 9), (2, 9)]</text:p>
          </table:table-cell>
          <table:table-cell office:value-type="float" office:value="0.381571016619" calcext:value-type="float">
            <text:p>0,3815710166</text:p>
          </table:table-cell>
          <table:table-cell office:value-type="string" calcext:value-type="string">
            <text:p>(1, 10)</text:p>
          </table:table-cell>
          <table:table-cell office:value-type="float" office:value="0.281493681744" calcext:value-type="float">
            <text:p>0,2814936817</text:p>
          </table:table-cell>
          <table:table-cell office:value-type="string" calcext:value-type="string">
            <text:p>(2, 11)</text:p>
          </table:table-cell>
          <table:table-cell office:value-type="float" office:value="0.365143961961" calcext:value-type="float">
            <text:p>0,365143962</text:p>
          </table:table-cell>
          <table:table-cell office:value-type="string" calcext:value-type="string">
            <text:p>(1, 9)</text:p>
          </table:table-cell>
          <table:table-cell office:value-type="float" office:value="0.294919538354" calcext:value-type="float">
            <text:p>0,2949195384</text:p>
          </table:table-cell>
          <table:table-cell office:value-type="string" calcext:value-type="string">
            <text:p>(2, 9)</text:p>
          </table:table-cell>
          <table:table-cell office:value-type="float" office:value="0.381571016619" calcext:value-type="float">
            <text:p>0,3815710166</text:p>
          </table:table-cell>
          <table:table-cell office:value-type="string" calcext:value-type="string">
            <text:p>H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(17, 3, 1)</text:p>
          </table:table-cell>
          <table:table-cell office:value-type="float" office:value="0.411031647269" calcext:value-type="float">
            <text:p>0,4110316473</text:p>
          </table:table-cell>
          <table:table-cell office:value-type="string" calcext:value-type="string">
            <text:p>(1, 3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1, 4)</text:p>
          </table:table-cell>
          <table:table-cell office:value-type="float" office:value="0.999999999999999" calcext:value-type="float">
            <text:p>1</text:p>
          </table:table-cell>
          <table:table-cell office:value-type="string" calcext:value-type="string">
            <text:p>[(1, 3), (1, 4)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1, 4)</text:p>
          </table:table-cell>
          <table:table-cell office:value-type="float" office:value="0.632573735271" calcext:value-type="float">
            <text:p>0,6325737353</text:p>
          </table:table-cell>
          <table:table-cell office:value-type="string" calcext:value-type="string">
            <text:p>(1, 5)</text:p>
          </table:table-cell>
          <table:table-cell office:value-type="float" office:value="0.752646416874" calcext:value-type="float">
            <text:p>0,7526464169</text:p>
          </table:table-cell>
          <table:table-cell office:value-type="string" calcext:value-type="string">
            <text:p>(1, 3)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Grafo nao suportado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(17, 3, 2)</text:p>
          </table:table-cell>
          <table:table-cell office:value-type="float" office:value="0.307701485993" calcext:value-type="float">
            <text:p>0,307701486</text:p>
          </table:table-cell>
          <table:table-cell office:value-type="string" calcext:value-type="string">
            <text:p>(1, 4)</text:p>
          </table:table-cell>
          <table:table-cell office:value-type="float" office:value="0.509649592613" calcext:value-type="float">
            <text:p>0,5096495926</text:p>
          </table:table-cell>
          <table:table-cell office:value-type="string" calcext:value-type="string">
            <text:p>(2, 4)</text:p>
          </table:table-cell>
          <table:table-cell office:value-type="float" office:value="0.999999999999998" calcext:value-type="float">
            <text:p>1</text:p>
          </table:table-cell>
          <table:table-cell office:value-type="string" calcext:value-type="string">
            <text:p>[(1, 4), (2, 4)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1, 5)</text:p>
          </table:table-cell>
          <table:table-cell office:value-type="float" office:value="0.441160560151" calcext:value-type="float">
            <text:p>0,4411605602</text:p>
          </table:table-cell>
          <table:table-cell office:value-type="string" calcext:value-type="string">
            <text:p>(2, 6)</text:p>
          </table:table-cell>
          <table:table-cell office:value-type="float" office:value="0.605392273255" calcext:value-type="float">
            <text:p>0,6053922733</text:p>
          </table:table-cell>
          <table:table-cell office:value-type="string" calcext:value-type="string">
            <text:p>(1, 4)</text:p>
          </table:table-cell>
          <table:table-cell office:value-type="float" office:value="0.509649592613" calcext:value-type="float">
            <text:p>0,5096495926</text:p>
          </table:table-cell>
          <table:table-cell office:value-type="string" calcext:value-type="string">
            <text:p>(2, 4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(17, 3, 3)</text:p>
          </table:table-cell>
          <table:table-cell office:value-type="float" office:value="0.256852793718" calcext:value-type="float">
            <text:p>0,2568527937</text:p>
          </table:table-cell>
          <table:table-cell office:value-type="string" calcext:value-type="string">
            <text:p>(1, 5)</text:p>
          </table:table-cell>
          <table:table-cell office:value-type="float" office:value="0.402033900766" calcext:value-type="float">
            <text:p>0,4020339008</text:p>
          </table:table-cell>
          <table:table-cell office:value-type="string" calcext:value-type="string">
            <text:p>(2, 5)</text:p>
          </table:table-cell>
          <table:table-cell office:value-type="float" office:value="0.580375316866667" calcext:value-type="float">
            <text:p>0,5803753169</text:p>
          </table:table-cell>
          <table:table-cell office:value-type="string" calcext:value-type="string">
            <text:p>[(1, 5), (2, 5)]</text:p>
          </table:table-cell>
          <table:table-cell office:value-type="float" office:value="0.580375316867" calcext:value-type="float">
            <text:p>0,5803753169</text:p>
          </table:table-cell>
          <table:table-cell office:value-type="string" calcext:value-type="string">
            <text:p>(1, 6)</text:p>
          </table:table-cell>
          <table:table-cell office:value-type="float" office:value="0.360399312538" calcext:value-type="float">
            <text:p>0,3603993125</text:p>
          </table:table-cell>
          <table:table-cell office:value-type="string" calcext:value-type="string">
            <text:p>(2, 7)</text:p>
          </table:table-cell>
          <table:table-cell office:value-type="float" office:value="0.47834393773" calcext:value-type="float">
            <text:p>0,4783439377</text:p>
          </table:table-cell>
          <table:table-cell office:value-type="string" calcext:value-type="string">
            <text:p>(1, 5)</text:p>
          </table:table-cell>
          <table:table-cell office:value-type="float" office:value="0.402033900766" calcext:value-type="float">
            <text:p>0,4020339008</text:p>
          </table:table-cell>
          <table:table-cell office:value-type="string" calcext:value-type="string">
            <text:p>(2, 5)</text:p>
          </table:table-cell>
          <table:table-cell office:value-type="float" office:value="0.580375316867" calcext:value-type="float">
            <text:p>0,5803753169</text:p>
          </table:table-cell>
          <table:table-cell office:value-type="string" calcext:value-type="string">
            <text:p>H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(17, 3, 4)</text:p>
          </table:table-cell>
          <table:table-cell office:value-type="float" office:value="0.227487153731" calcext:value-type="float">
            <text:p>0,2274871537</text:p>
          </table:table-cell>
          <table:table-cell office:value-type="string" calcext:value-type="string">
            <text:p>(1, 6)</text:p>
          </table:table-cell>
          <table:table-cell office:value-type="float" office:value="0.346179035331" calcext:value-type="float">
            <text:p>0,3461790353</text:p>
          </table:table-cell>
          <table:table-cell office:value-type="string" calcext:value-type="string">
            <text:p>(2, 6)</text:p>
          </table:table-cell>
          <table:table-cell office:value-type="float" office:value="0.476328192537087" calcext:value-type="float">
            <text:p>0,4763281925</text:p>
          </table:table-cell>
          <table:table-cell office:value-type="string" calcext:value-type="string">
            <text:p>[(1, 6), (2, 6)]</text:p>
          </table:table-cell>
          <table:table-cell office:value-type="float" office:value="0.476328192537" calcext:value-type="float">
            <text:p>0,4763281925</text:p>
          </table:table-cell>
          <table:table-cell office:value-type="string" calcext:value-type="string">
            <text:p>(1, 7)</text:p>
          </table:table-cell>
          <table:table-cell office:value-type="float" office:value="0.316001066832" calcext:value-type="float">
            <text:p>0,3160010668</text:p>
          </table:table-cell>
          <table:table-cell office:value-type="string" calcext:value-type="string">
            <text:p>(2, 8)</text:p>
          </table:table-cell>
          <table:table-cell office:value-type="float" office:value="0.413783678688" calcext:value-type="float">
            <text:p>0,4137836787</text:p>
          </table:table-cell>
          <table:table-cell office:value-type="string" calcext:value-type="string">
            <text:p>(1, 6)</text:p>
          </table:table-cell>
          <table:table-cell office:value-type="float" office:value="0.346179035331" calcext:value-type="float">
            <text:p>0,3461790353</text:p>
          </table:table-cell>
          <table:table-cell office:value-type="string" calcext:value-type="string">
            <text:p>(2, 6)</text:p>
          </table:table-cell>
          <table:table-cell office:value-type="float" office:value="0.476328192537" calcext:value-type="float">
            <text:p>0,4763281925</text:p>
          </table:table-cell>
          <table:table-cell office:value-type="string" calcext:value-type="string">
            <text:p>H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(17, 3, 5)</text:p>
          </table:table-cell>
          <table:table-cell office:value-type="float" office:value="0.209723150289" calcext:value-type="float">
            <text:p>0,2097231503</text:p>
          </table:table-cell>
          <table:table-cell office:value-type="string" calcext:value-type="string">
            <text:p>(1, 7)</text:p>
          </table:table-cell>
          <table:table-cell office:value-type="float" office:value="0.313325374418" calcext:value-type="float">
            <text:p>0,3133253744</text:p>
          </table:table-cell>
          <table:table-cell office:value-type="string" calcext:value-type="string">
            <text:p>(2, 7)</text:p>
          </table:table-cell>
          <table:table-cell office:value-type="float" office:value="0.420539010965484" calcext:value-type="float">
            <text:p>0,420539011</text:p>
          </table:table-cell>
          <table:table-cell office:value-type="string" calcext:value-type="string">
            <text:p>[(1, 7), (2, 7)]</text:p>
          </table:table-cell>
          <table:table-cell office:value-type="float" office:value="0.420539010965" calcext:value-type="float">
            <text:p>0,420539011</text:p>
          </table:table-cell>
          <table:table-cell office:value-type="string" calcext:value-type="string">
            <text:p>(1, 8)</text:p>
          </table:table-cell>
          <table:table-cell office:value-type="float" office:value="0.289760122984" calcext:value-type="float">
            <text:p>0,289760123</text:p>
          </table:table-cell>
          <table:table-cell office:value-type="string" calcext:value-type="string">
            <text:p>(2, 9)</text:p>
          </table:table-cell>
          <table:table-cell office:value-type="float" office:value="0.376841119686" calcext:value-type="float">
            <text:p>0,3768411197</text:p>
          </table:table-cell>
          <table:table-cell office:value-type="string" calcext:value-type="string">
            <text:p>(1, 7)</text:p>
          </table:table-cell>
          <table:table-cell office:value-type="float" office:value="0.313325374418" calcext:value-type="float">
            <text:p>0,3133253744</text:p>
          </table:table-cell>
          <table:table-cell office:value-type="string" calcext:value-type="string">
            <text:p>(2, 7)</text:p>
          </table:table-cell>
          <table:table-cell office:value-type="float" office:value="0.420539010965" calcext:value-type="float">
            <text:p>0,420539011</text:p>
          </table:table-cell>
          <table:table-cell office:value-type="string" calcext:value-type="string">
            <text:p>H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(17, 3, 6)</text:p>
          </table:table-cell>
          <table:table-cell office:value-type="float" office:value="0.199411265675" calcext:value-type="float">
            <text:p>0,1994112657</text:p>
          </table:table-cell>
          <table:table-cell office:value-type="string" calcext:value-type="string">
            <text:p>(1, 8)</text:p>
          </table:table-cell>
          <table:table-cell office:value-type="float" office:value="0.293723774923" calcext:value-type="float">
            <text:p>0,2937237749</text:p>
          </table:table-cell>
          <table:table-cell office:value-type="string" calcext:value-type="string">
            <text:p>(2, 8)</text:p>
          </table:table-cell>
          <table:table-cell office:value-type="float" office:value="0.387657752452386" calcext:value-type="float">
            <text:p>0,3876577525</text:p>
          </table:table-cell>
          <table:table-cell office:value-type="string" calcext:value-type="string">
            <text:p>[(1, 8), (2, 8)]</text:p>
          </table:table-cell>
          <table:table-cell office:value-type="float" office:value="0.387657752452" calcext:value-type="float">
            <text:p>0,3876577525</text:p>
          </table:table-cell>
          <table:table-cell office:value-type="string" calcext:value-type="string">
            <text:p>(1, 9)</text:p>
          </table:table-cell>
          <table:table-cell office:value-type="float" office:value="0.274712491998" calcext:value-type="float">
            <text:p>0,274712492</text:p>
          </table:table-cell>
          <table:table-cell office:value-type="string" calcext:value-type="string">
            <text:p>(2, 10)</text:p>
          </table:table-cell>
          <table:table-cell office:value-type="float" office:value="0.355994390456" calcext:value-type="float">
            <text:p>0,3559943905</text:p>
          </table:table-cell>
          <table:table-cell office:value-type="string" calcext:value-type="string">
            <text:p>(1, 8)</text:p>
          </table:table-cell>
          <table:table-cell office:value-type="float" office:value="0.293723774923" calcext:value-type="float">
            <text:p>0,2937237749</text:p>
          </table:table-cell>
          <table:table-cell office:value-type="string" calcext:value-type="string">
            <text:p>(2, 8)</text:p>
          </table:table-cell>
          <table:table-cell office:value-type="float" office:value="0.387657752452" calcext:value-type="float">
            <text:p>0,3876577525</text:p>
          </table:table-cell>
          <table:table-cell office:value-type="string" calcext:value-type="string">
            <text:p>H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(17, 3, 7)</text:p>
          </table:table-cell>
          <table:table-cell office:value-type="float" office:value="0.194642340958" calcext:value-type="float">
            <text:p>0,194642341</text:p>
          </table:table-cell>
          <table:table-cell office:value-type="string" calcext:value-type="string">
            <text:p>(1, 9)</text:p>
          </table:table-cell>
          <table:table-cell office:value-type="float" office:value="0.283182307965" calcext:value-type="float">
            <text:p>0,283182308</text:p>
          </table:table-cell>
          <table:table-cell office:value-type="string" calcext:value-type="string">
            <text:p>(2, 9)</text:p>
          </table:table-cell>
          <table:table-cell office:value-type="float" office:value="0.368779294398384" calcext:value-type="float">
            <text:p>0,3687792944</text:p>
          </table:table-cell>
          <table:table-cell office:value-type="string" calcext:value-type="string">
            <text:p>[(1, 9), (2, 9)]</text:p>
          </table:table-cell>
          <table:table-cell office:value-type="float" office:value="0.368779294398" calcext:value-type="float">
            <text:p>0,3687792944</text:p>
          </table:table-cell>
          <table:table-cell office:value-type="string" calcext:value-type="string">
            <text:p>(1, 10)</text:p>
          </table:table-cell>
          <table:table-cell office:value-type="float" office:value="0.267795899919" calcext:value-type="float">
            <text:p>0,2677958999</text:p>
          </table:table-cell>
          <table:table-cell office:value-type="string" calcext:value-type="string">
            <text:p>(2, 11)</text:p>
          </table:table-cell>
          <table:table-cell office:value-type="float" office:value="0.346486914414" calcext:value-type="float">
            <text:p>0,3464869144</text:p>
          </table:table-cell>
          <table:table-cell office:value-type="string" calcext:value-type="string">
            <text:p>(1, 9)</text:p>
          </table:table-cell>
          <table:table-cell office:value-type="float" office:value="0.283182307965" calcext:value-type="float">
            <text:p>0,283182308</text:p>
          </table:table-cell>
          <table:table-cell office:value-type="string" calcext:value-type="string">
            <text:p>(2, 9)</text:p>
          </table:table-cell>
          <table:table-cell office:value-type="float" office:value="0.368779294398" calcext:value-type="float">
            <text:p>0,3687792944</text:p>
          </table:table-cell>
          <table:table-cell office:value-type="string" calcext:value-type="string">
            <text:p>H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(18, 3, 1)</text:p>
          </table:table-cell>
          <table:table-cell office:value-type="float" office:value="0.40925464358" calcext:value-type="float">
            <text:p>0,4092546436</text:p>
          </table:table-cell>
          <table:table-cell office:value-type="string" calcext:value-type="string">
            <text:p>(1, 3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1, 4)</text:p>
          </table:table-cell>
          <table:table-cell office:value-type="float" office:value="0.999999999999998" calcext:value-type="float">
            <text:p>1</text:p>
          </table:table-cell>
          <table:table-cell office:value-type="string" calcext:value-type="string">
            <text:p>[(1, 3), (1, 4)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1, 4)</text:p>
          </table:table-cell>
          <table:table-cell office:value-type="float" office:value="0.629661422484" calcext:value-type="float">
            <text:p>0,6296614225</text:p>
          </table:table-cell>
          <table:table-cell office:value-type="string" calcext:value-type="string">
            <text:p>(1, 5)</text:p>
          </table:table-cell>
          <table:table-cell office:value-type="float" office:value="0.749173336224" calcext:value-type="float">
            <text:p>0,7491733362</text:p>
          </table:table-cell>
          <table:table-cell office:value-type="string" calcext:value-type="string">
            <text:p>(1, 3)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Grafo nao suportado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(18, 3, 2)</text:p>
          </table:table-cell>
          <table:table-cell office:value-type="float" office:value="0.305134284916" calcext:value-type="float">
            <text:p>0,3051342849</text:p>
          </table:table-cell>
          <table:table-cell office:value-type="string" calcext:value-type="string">
            <text:p>(1, 4)</text:p>
          </table:table-cell>
          <table:table-cell office:value-type="float" office:value="0.507033487675" calcext:value-type="float">
            <text:p>0,5070334877</text:p>
          </table:table-cell>
          <table:table-cell office:value-type="string" calcext:value-type="string">
            <text:p>(2, 4)</text:p>
          </table:table-cell>
          <table:table-cell office:value-type="float" office:value="0.999999999999999" calcext:value-type="float">
            <text:p>1</text:p>
          </table:table-cell>
          <table:table-cell office:value-type="string" calcext:value-type="string">
            <text:p>[(1, 4), (2, 4)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1, 5)</text:p>
          </table:table-cell>
          <table:table-cell office:value-type="float" office:value="0.437279714965" calcext:value-type="float">
            <text:p>0,437279715</text:p>
          </table:table-cell>
          <table:table-cell office:value-type="string" calcext:value-type="string">
            <text:p>(2, 6)</text:p>
          </table:table-cell>
          <table:table-cell office:value-type="float" office:value="0.599578078486" calcext:value-type="float">
            <text:p>0,5995780785</text:p>
          </table:table-cell>
          <table:table-cell office:value-type="string" calcext:value-type="string">
            <text:p>(1, 4)</text:p>
          </table:table-cell>
          <table:table-cell office:value-type="float" office:value="0.507033487675" calcext:value-type="float">
            <text:p>0,5070334877</text:p>
          </table:table-cell>
          <table:table-cell office:value-type="string" calcext:value-type="string">
            <text:p>(2, 4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(18, 3, 3)</text:p>
          </table:table-cell>
          <table:table-cell office:value-type="float" office:value="0.253544730257" calcext:value-type="float">
            <text:p>0,2535447303</text:p>
          </table:table-cell>
          <table:table-cell office:value-type="string" calcext:value-type="string">
            <text:p>(1, 5)</text:p>
          </table:table-cell>
          <table:table-cell office:value-type="float" office:value="0.398221375778" calcext:value-type="float">
            <text:p>0,3982213758</text:p>
          </table:table-cell>
          <table:table-cell office:value-type="string" calcext:value-type="string">
            <text:p>(2, 5)</text:p>
          </table:table-cell>
          <table:table-cell office:value-type="float" office:value="0.576957213855143" calcext:value-type="float">
            <text:p>0,5769572139</text:p>
          </table:table-cell>
          <table:table-cell office:value-type="string" calcext:value-type="string">
            <text:p>[(1, 5), (2, 5)]</text:p>
          </table:table-cell>
          <table:table-cell office:value-type="float" office:value="0.576957213855" calcext:value-type="float">
            <text:p>0,5769572139</text:p>
          </table:table-cell>
          <table:table-cell office:value-type="string" calcext:value-type="string">
            <text:p>(1, 6)</text:p>
          </table:table-cell>
          <table:table-cell office:value-type="float" office:value="0.355539651217" calcext:value-type="float">
            <text:p>0,3555396512</text:p>
          </table:table-cell>
          <table:table-cell office:value-type="string" calcext:value-type="string">
            <text:p>(2, 7)</text:p>
          </table:table-cell>
          <table:table-cell office:value-type="float" office:value="0.47148553886" calcext:value-type="float">
            <text:p>0,4714855389</text:p>
          </table:table-cell>
          <table:table-cell office:value-type="string" calcext:value-type="string">
            <text:p>(1, 5)</text:p>
          </table:table-cell>
          <table:table-cell office:value-type="float" office:value="0.398221375778" calcext:value-type="float">
            <text:p>0,3982213758</text:p>
          </table:table-cell>
          <table:table-cell office:value-type="string" calcext:value-type="string">
            <text:p>(2, 5)</text:p>
          </table:table-cell>
          <table:table-cell office:value-type="float" office:value="0.576957213855" calcext:value-type="float">
            <text:p>0,5769572139</text:p>
          </table:table-cell>
          <table:table-cell office:value-type="string" calcext:value-type="string">
            <text:p>H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(18, 3, 4)</text:p>
          </table:table-cell>
          <table:table-cell office:value-type="float" office:value="0.223373782469" calcext:value-type="float">
            <text:p>0,2233737825</text:p>
          </table:table-cell>
          <table:table-cell office:value-type="string" calcext:value-type="string">
            <text:p>(1, 6)</text:p>
          </table:table-cell>
          <table:table-cell office:value-type="float" office:value="0.341219261605" calcext:value-type="float">
            <text:p>0,3412192616</text:p>
          </table:table-cell>
          <table:table-cell office:value-type="string" calcext:value-type="string">
            <text:p>(2, 6)</text:p>
          </table:table-cell>
          <table:table-cell office:value-type="float" office:value="0.47128028070063" calcext:value-type="float">
            <text:p>0,4712802807</text:p>
          </table:table-cell>
          <table:table-cell office:value-type="string" calcext:value-type="string">
            <text:p>[(1, 6), (2, 6)]</text:p>
          </table:table-cell>
          <table:table-cell office:value-type="float" office:value="0.471280280701" calcext:value-type="float">
            <text:p>0,4712802807</text:p>
          </table:table-cell>
          <table:table-cell office:value-type="string" calcext:value-type="string">
            <text:p>(1, 7)</text:p>
          </table:table-cell>
          <table:table-cell office:value-type="float" office:value="0.310044582117" calcext:value-type="float">
            <text:p>0,3100445821</text:p>
          </table:table-cell>
          <table:table-cell office:value-type="string" calcext:value-type="string">
            <text:p>(2, 8)</text:p>
          </table:table-cell>
          <table:table-cell office:value-type="float" office:value="0.405572531455" calcext:value-type="float">
            <text:p>0,4055725315</text:p>
          </table:table-cell>
          <table:table-cell office:value-type="string" calcext:value-type="string">
            <text:p>(1, 6)</text:p>
          </table:table-cell>
          <table:table-cell office:value-type="float" office:value="0.341219261605" calcext:value-type="float">
            <text:p>0,3412192616</text:p>
          </table:table-cell>
          <table:table-cell office:value-type="string" calcext:value-type="string">
            <text:p>(2, 6)</text:p>
          </table:table-cell>
          <table:table-cell office:value-type="float" office:value="0.471280280701" calcext:value-type="float">
            <text:p>0,4712802807</text:p>
          </table:table-cell>
          <table:table-cell office:value-type="string" calcext:value-type="string">
            <text:p>H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(18, 3, 5)</text:p>
          </table:table-cell>
          <table:table-cell office:value-type="float" office:value="0.20466502723" calcext:value-type="float">
            <text:p>0,2046650272</text:p>
          </table:table-cell>
          <table:table-cell office:value-type="string" calcext:value-type="string">
            <text:p>(1, 7)</text:p>
          </table:table-cell>
          <table:table-cell office:value-type="float" office:value="0.30709868078" calcext:value-type="float">
            <text:p>0,3070986808</text:p>
          </table:table-cell>
          <table:table-cell office:value-type="string" calcext:value-type="string">
            <text:p>(2, 7)</text:p>
          </table:table-cell>
          <table:table-cell office:value-type="float" office:value="0.413898104898672" calcext:value-type="float">
            <text:p>0,4138981049</text:p>
          </table:table-cell>
          <table:table-cell office:value-type="string" calcext:value-type="string">
            <text:p>[(1, 7), (2, 7)]</text:p>
          </table:table-cell>
          <table:table-cell office:value-type="float" office:value="0.413898104899" calcext:value-type="float">
            <text:p>0,4138981049</text:p>
          </table:table-cell>
          <table:table-cell office:value-type="string" calcext:value-type="string">
            <text:p>(1, 8)</text:p>
          </table:table-cell>
          <table:table-cell office:value-type="float" office:value="0.282492474292" calcext:value-type="float">
            <text:p>0,2824924743</text:p>
          </table:table-cell>
          <table:table-cell office:value-type="string" calcext:value-type="string">
            <text:p>(2, 9)</text:p>
          </table:table-cell>
          <table:table-cell office:value-type="float" office:value="0.366938421862" calcext:value-type="float">
            <text:p>0,3669384219</text:p>
          </table:table-cell>
          <table:table-cell office:value-type="string" calcext:value-type="string">
            <text:p>(1, 7)</text:p>
          </table:table-cell>
          <table:table-cell office:value-type="float" office:value="0.30709868078" calcext:value-type="float">
            <text:p>0,3070986808</text:p>
          </table:table-cell>
          <table:table-cell office:value-type="string" calcext:value-type="string">
            <text:p>(2, 7)</text:p>
          </table:table-cell>
          <table:table-cell office:value-type="float" office:value="0.413898104899" calcext:value-type="float">
            <text:p>0,4138981049</text:p>
          </table:table-cell>
          <table:table-cell office:value-type="string" calcext:value-type="string">
            <text:p>H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(18, 3, 6)</text:p>
          </table:table-cell>
          <table:table-cell office:value-type="float" office:value="0.19318784316" calcext:value-type="float">
            <text:p>0,1931878432</text:p>
          </table:table-cell>
          <table:table-cell office:value-type="string" calcext:value-type="string">
            <text:p>(1, 8)</text:p>
          </table:table-cell>
          <table:table-cell office:value-type="float" office:value="0.285991017978" calcext:value-type="float">
            <text:p>0,285991018</text:p>
          </table:table-cell>
          <table:table-cell office:value-type="string" calcext:value-type="string">
            <text:p>(2, 8)</text:p>
          </table:table-cell>
          <table:table-cell office:value-type="float" office:value="0.379231319715283" calcext:value-type="float">
            <text:p>0,3792313197</text:p>
          </table:table-cell>
          <table:table-cell office:value-type="string" calcext:value-type="string">
            <text:p>[(1, 8), (2, 8)]</text:p>
          </table:table-cell>
          <table:table-cell office:value-type="float" office:value="0.379231319715" calcext:value-type="float">
            <text:p>0,3792313197</text:p>
          </table:table-cell>
          <table:table-cell office:value-type="string" calcext:value-type="string">
            <text:p>(1, 9)</text:p>
          </table:table-cell>
          <table:table-cell office:value-type="float" office:value="0.265805489175" calcext:value-type="float">
            <text:p>0,2658054892</text:p>
          </table:table-cell>
          <table:table-cell office:value-type="string" calcext:value-type="string">
            <text:p>(2, 10)</text:p>
          </table:table-cell>
          <table:table-cell office:value-type="float" office:value="0.343927139408" calcext:value-type="float">
            <text:p>0,3439271394</text:p>
          </table:table-cell>
          <table:table-cell office:value-type="string" calcext:value-type="string">
            <text:p>(1, 8)</text:p>
          </table:table-cell>
          <table:table-cell office:value-type="float" office:value="0.285991017978" calcext:value-type="float">
            <text:p>0,285991018</text:p>
          </table:table-cell>
          <table:table-cell office:value-type="string" calcext:value-type="string">
            <text:p>(2, 8)</text:p>
          </table:table-cell>
          <table:table-cell office:value-type="float" office:value="0.379231319715" calcext:value-type="float">
            <text:p>0,3792313197</text:p>
          </table:table-cell>
          <table:table-cell office:value-type="string" calcext:value-type="string">
            <text:p>H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(18, 3, 7)</text:p>
          </table:table-cell>
          <table:table-cell office:value-type="float" office:value="0.186922708836" calcext:value-type="float">
            <text:p>0,1869227088</text:p>
          </table:table-cell>
          <table:table-cell office:value-type="string" calcext:value-type="string">
            <text:p>(1, 9)</text:p>
          </table:table-cell>
          <table:table-cell office:value-type="float" office:value="0.273567042888" calcext:value-type="float">
            <text:p>0,2735670429</text:p>
          </table:table-cell>
          <table:table-cell office:value-type="string" calcext:value-type="string">
            <text:p>(2, 9)</text:p>
          </table:table-cell>
          <table:table-cell office:value-type="float" office:value="0.358200026490411" calcext:value-type="float">
            <text:p>0,3582000265</text:p>
          </table:table-cell>
          <table:table-cell office:value-type="string" calcext:value-type="string">
            <text:p>[(1, 9), (2, 9)]</text:p>
          </table:table-cell>
          <table:table-cell office:value-type="float" office:value="0.35820002649" calcext:value-type="float">
            <text:p>0,3582000265</text:p>
          </table:table-cell>
          <table:table-cell office:value-type="string" calcext:value-type="string">
            <text:p>(1, 10)</text:p>
          </table:table-cell>
          <table:table-cell office:value-type="float" office:value="0.256759731448" calcext:value-type="float">
            <text:p>0,2567597314</text:p>
          </table:table-cell>
          <table:table-cell office:value-type="string" calcext:value-type="string">
            <text:p>(2, 11)</text:p>
          </table:table-cell>
          <table:table-cell office:value-type="float" office:value="0.331562516037" calcext:value-type="float">
            <text:p>0,331562516</text:p>
          </table:table-cell>
          <table:table-cell office:value-type="string" calcext:value-type="string">
            <text:p>(1, 9)</text:p>
          </table:table-cell>
          <table:table-cell office:value-type="float" office:value="0.273567042888" calcext:value-type="float">
            <text:p>0,2735670429</text:p>
          </table:table-cell>
          <table:table-cell office:value-type="string" calcext:value-type="string">
            <text:p>(2, 9)</text:p>
          </table:table-cell>
          <table:table-cell office:value-type="float" office:value="0.35820002649" calcext:value-type="float">
            <text:p>0,3582000265</text:p>
          </table:table-cell>
          <table:table-cell office:value-type="string" calcext:value-type="string">
            <text:p>H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T(18, 3, 8)</text:p>
          </table:table-cell>
          <table:table-cell office:value-type="float" office:value="0.184927093633" calcext:value-type="float">
            <text:p>0,1849270936</text:p>
          </table:table-cell>
          <table:table-cell office:value-type="string" calcext:value-type="string">
            <text:p>(1, 10)</text:p>
          </table:table-cell>
          <table:table-cell office:value-type="float" office:value="0.267777350535" calcext:value-type="float">
            <text:p>0,2677773505</text:p>
          </table:table-cell>
          <table:table-cell office:value-type="string" calcext:value-type="string">
            <text:p>(2, 10)</text:p>
          </table:table-cell>
          <table:table-cell office:value-type="float" office:value="0.346777067038784" calcext:value-type="float">
            <text:p>0,346777067</text:p>
          </table:table-cell>
          <table:table-cell office:value-type="string" calcext:value-type="string">
            <text:p>[(1, 10), (2, 10)]</text:p>
          </table:table-cell>
          <table:table-cell office:value-type="float" office:value="0.346777067039" calcext:value-type="float">
            <text:p>0,346777067</text:p>
          </table:table-cell>
          <table:table-cell office:value-type="string" calcext:value-type="string">
            <text:p>(1, 11)</text:p>
          </table:table-cell>
          <table:table-cell office:value-type="float" office:value="0.253887367461" calcext:value-type="float">
            <text:p>0,2538873675</text:p>
          </table:table-cell>
          <table:table-cell office:value-type="string" calcext:value-type="string">
            <text:p>(2, 12)</text:p>
          </table:table-cell>
          <table:table-cell office:value-type="float" office:value="0.327651476439" calcext:value-type="float">
            <text:p>0,3276514764</text:p>
          </table:table-cell>
          <table:table-cell office:value-type="string" calcext:value-type="string">
            <text:p>(1, 10)</text:p>
          </table:table-cell>
          <table:table-cell office:value-type="float" office:value="0.267777350535" calcext:value-type="float">
            <text:p>0,2677773505</text:p>
          </table:table-cell>
          <table:table-cell office:value-type="string" calcext:value-type="string">
            <text:p>(2, 10)</text:p>
          </table:table-cell>
          <table:table-cell office:value-type="float" office:value="0.346777067039" calcext:value-type="float">
            <text:p>0,346777067</text:p>
          </table:table-cell>
          <table:table-cell office:value-type="string" calcext:value-type="string">
            <text:p>H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(19, 3, 1)</text:p>
          </table:table-cell>
          <table:table-cell office:value-type="float" office:value="0.407682736047" calcext:value-type="float">
            <text:p>0,407682736</text:p>
          </table:table-cell>
          <table:table-cell office:value-type="string" calcext:value-type="string">
            <text:p>(1, 3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1, 4)</text:p>
          </table:table-cell>
          <table:table-cell office:value-type="float" office:value="0.999999999999999" calcext:value-type="float">
            <text:p>1</text:p>
          </table:table-cell>
          <table:table-cell office:value-type="string" calcext:value-type="string">
            <text:p>[(1, 3), (1, 4)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1, 4)</text:p>
          </table:table-cell>
          <table:table-cell office:value-type="float" office:value="0.627091325029" calcext:value-type="float">
            <text:p>0,627091325</text:p>
          </table:table-cell>
          <table:table-cell office:value-type="string" calcext:value-type="string">
            <text:p>(1, 5)</text:p>
          </table:table-cell>
          <table:table-cell office:value-type="float" office:value="0.746111133821" calcext:value-type="float">
            <text:p>0,7461111338</text:p>
          </table:table-cell>
          <table:table-cell office:value-type="string" calcext:value-type="string">
            <text:p>(1, 3)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Grafo nao suportado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(19, 3, 2)</text:p>
          </table:table-cell>
          <table:table-cell office:value-type="float" office:value="0.302879241322" calcext:value-type="float">
            <text:p>0,3028792413</text:p>
          </table:table-cell>
          <table:table-cell office:value-type="string" calcext:value-type="string">
            <text:p>(1, 4)</text:p>
          </table:table-cell>
          <table:table-cell office:value-type="float" office:value="0.504726933058" calcext:value-type="float">
            <text:p>0,5047269331</text:p>
          </table:table-cell>
          <table:table-cell office:value-type="string" calcext:value-type="string">
            <text:p>(2, 4)</text:p>
          </table:table-cell>
          <table:table-cell office:value-type="float" office:value="0.999999999999999" calcext:value-type="float">
            <text:p>1</text:p>
          </table:table-cell>
          <table:table-cell office:value-type="string" calcext:value-type="string">
            <text:p>[(1, 4), (2, 4)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1, 5)</text:p>
          </table:table-cell>
          <table:table-cell office:value-type="float" office:value="0.433878061239" calcext:value-type="float">
            <text:p>0,4338780612</text:p>
          </table:table-cell>
          <table:table-cell office:value-type="string" calcext:value-type="string">
            <text:p>(2, 6)</text:p>
          </table:table-cell>
          <table:table-cell office:value-type="float" office:value="0.594499622507" calcext:value-type="float">
            <text:p>0,5944996225</text:p>
          </table:table-cell>
          <table:table-cell office:value-type="string" calcext:value-type="string">
            <text:p>(1, 4)</text:p>
          </table:table-cell>
          <table:table-cell office:value-type="float" office:value="0.504726933058" calcext:value-type="float">
            <text:p>0,5047269331</text:p>
          </table:table-cell>
          <table:table-cell office:value-type="string" calcext:value-type="string">
            <text:p>(2, 4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(19, 3, 3)</text:p>
          </table:table-cell>
          <table:table-cell office:value-type="float" office:value="0.250663255991" calcext:value-type="float">
            <text:p>0,250663256</text:p>
          </table:table-cell>
          <table:table-cell office:value-type="string" calcext:value-type="string">
            <text:p>(1, 5)</text:p>
          </table:table-cell>
          <table:table-cell office:value-type="float" office:value="0.394885111587" calcext:value-type="float">
            <text:p>0,3948851116</text:p>
          </table:table-cell>
          <table:table-cell office:value-type="string" calcext:value-type="string">
            <text:p>(2, 5)</text:p>
          </table:table-cell>
          <table:table-cell office:value-type="float" office:value="0.573953874235222" calcext:value-type="float">
            <text:p>0,5739538742</text:p>
          </table:table-cell>
          <table:table-cell office:value-type="string" calcext:value-type="string">
            <text:p>[(1, 5), (2, 5)]</text:p>
          </table:table-cell>
          <table:table-cell office:value-type="float" office:value="0.573953874235" calcext:value-type="float">
            <text:p>0,5739538742</text:p>
          </table:table-cell>
          <table:table-cell office:value-type="string" calcext:value-type="string">
            <text:p>(1, 6)</text:p>
          </table:table-cell>
          <table:table-cell office:value-type="float" office:value="0.351316353224" calcext:value-type="float">
            <text:p>0,3513163532</text:p>
          </table:table-cell>
          <table:table-cell office:value-type="string" calcext:value-type="string">
            <text:p>(2, 7)</text:p>
          </table:table-cell>
          <table:table-cell office:value-type="float" office:value="0.465544091774" calcext:value-type="float">
            <text:p>0,4655440918</text:p>
          </table:table-cell>
          <table:table-cell office:value-type="string" calcext:value-type="string">
            <text:p>(1, 5)</text:p>
          </table:table-cell>
          <table:table-cell office:value-type="float" office:value="0.394885111587" calcext:value-type="float">
            <text:p>0,3948851116</text:p>
          </table:table-cell>
          <table:table-cell office:value-type="string" calcext:value-type="string">
            <text:p>(2, 5)</text:p>
          </table:table-cell>
          <table:table-cell office:value-type="float" office:value="0.573953874235" calcext:value-type="float">
            <text:p>0,5739538742</text:p>
          </table:table-cell>
          <table:table-cell office:value-type="string" calcext:value-type="string">
            <text:p>H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(19, 3, 4)</text:p>
          </table:table-cell>
          <table:table-cell office:value-type="float" office:value="0.219826050305" calcext:value-type="float">
            <text:p>0,2198260503</text:p>
          </table:table-cell>
          <table:table-cell office:value-type="string" calcext:value-type="string">
            <text:p>(1, 6)</text:p>
          </table:table-cell>
          <table:table-cell office:value-type="float" office:value="0.336917959099" calcext:value-type="float">
            <text:p>0,3369179591</text:p>
          </table:table-cell>
          <table:table-cell office:value-type="string" calcext:value-type="string">
            <text:p>(2, 6)</text:p>
          </table:table-cell>
          <table:table-cell office:value-type="float" office:value="0.466880870729896" calcext:value-type="float">
            <text:p>0,4668808707</text:p>
          </table:table-cell>
          <table:table-cell office:value-type="string" calcext:value-type="string">
            <text:p>[(1, 6), (2, 6)]</text:p>
          </table:table-cell>
          <table:table-cell office:value-type="float" office:value="0.46688087073" calcext:value-type="float">
            <text:p>0,4668808707</text:p>
          </table:table-cell>
          <table:table-cell office:value-type="string" calcext:value-type="string">
            <text:p>(1, 7)</text:p>
          </table:table-cell>
          <table:table-cell office:value-type="float" office:value="0.304920450216" calcext:value-type="float">
            <text:p>0,3049204502</text:p>
          </table:table-cell>
          <table:table-cell office:value-type="string" calcext:value-type="string">
            <text:p>(2, 8)</text:p>
          </table:table-cell>
          <table:table-cell office:value-type="float" office:value="0.398532422376" calcext:value-type="float">
            <text:p>0,3985324224</text:p>
          </table:table-cell>
          <table:table-cell office:value-type="string" calcext:value-type="string">
            <text:p>(1, 6)</text:p>
          </table:table-cell>
          <table:table-cell office:value-type="float" office:value="0.336917959099" calcext:value-type="float">
            <text:p>0,3369179591</text:p>
          </table:table-cell>
          <table:table-cell office:value-type="string" calcext:value-type="string">
            <text:p>(2, 6)</text:p>
          </table:table-cell>
          <table:table-cell office:value-type="float" office:value="0.46688087073" calcext:value-type="float">
            <text:p>0,4668808707</text:p>
          </table:table-cell>
          <table:table-cell office:value-type="string" calcext:value-type="string">
            <text:p>H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(19, 3, 5)</text:p>
          </table:table-cell>
          <table:table-cell office:value-type="float" office:value="0.200352761668" calcext:value-type="float">
            <text:p>0,2003527617</text:p>
          </table:table-cell>
          <table:table-cell office:value-type="string" calcext:value-type="string">
            <text:p>(1, 7)</text:p>
          </table:table-cell>
          <table:table-cell office:value-type="float" office:value="0.301755704134" calcext:value-type="float">
            <text:p>0,3017557041</text:p>
          </table:table-cell>
          <table:table-cell office:value-type="string" calcext:value-type="string">
            <text:p>(2, 7)</text:p>
          </table:table-cell>
          <table:table-cell office:value-type="float" office:value="0.408166503400733" calcext:value-type="float">
            <text:p>0,4081665034</text:p>
          </table:table-cell>
          <table:table-cell office:value-type="string" calcext:value-type="string">
            <text:p>[(1, 7), (2, 7)]</text:p>
          </table:table-cell>
          <table:table-cell office:value-type="float" office:value="0.408166503401" calcext:value-type="float">
            <text:p>0,4081665034</text:p>
          </table:table-cell>
          <table:table-cell office:value-type="string" calcext:value-type="string">
            <text:p>(1, 8)</text:p>
          </table:table-cell>
          <table:table-cell office:value-type="float" office:value="0.276315155997" calcext:value-type="float">
            <text:p>0,276315156</text:p>
          </table:table-cell>
          <table:table-cell office:value-type="string" calcext:value-type="string">
            <text:p>(2, 9)</text:p>
          </table:table-cell>
          <table:table-cell office:value-type="float" office:value="0.358553154549" calcext:value-type="float">
            <text:p>0,3585531545</text:p>
          </table:table-cell>
          <table:table-cell office:value-type="string" calcext:value-type="string">
            <text:p>(1, 7)</text:p>
          </table:table-cell>
          <table:table-cell office:value-type="float" office:value="0.301755704134" calcext:value-type="float">
            <text:p>0,3017557041</text:p>
          </table:table-cell>
          <table:table-cell office:value-type="string" calcext:value-type="string">
            <text:p>(2, 7)</text:p>
          </table:table-cell>
          <table:table-cell office:value-type="float" office:value="0.408166503401" calcext:value-type="float">
            <text:p>0,4081665034</text:p>
          </table:table-cell>
          <table:table-cell office:value-type="string" calcext:value-type="string">
            <text:p>H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(19, 3, 6)</text:p>
          </table:table-cell>
          <table:table-cell office:value-type="float" office:value="0.187954524964" calcext:value-type="float">
            <text:p>0,187954525</text:p>
          </table:table-cell>
          <table:table-cell office:value-type="string" calcext:value-type="string">
            <text:p>(1, 8)</text:p>
          </table:table-cell>
          <table:table-cell office:value-type="float" office:value="0.27943864669" calcext:value-type="float">
            <text:p>0,2794386467</text:p>
          </table:table-cell>
          <table:table-cell office:value-type="string" calcext:value-type="string">
            <text:p>(2, 8)</text:p>
          </table:table-cell>
          <table:table-cell office:value-type="float" office:value="0.37204235143412" calcext:value-type="float">
            <text:p>0,3720423514</text:p>
          </table:table-cell>
          <table:table-cell office:value-type="string" calcext:value-type="string">
            <text:p>[(1, 8), (2, 8)]</text:p>
          </table:table-cell>
          <table:table-cell office:value-type="float" office:value="0.372042351434" calcext:value-type="float">
            <text:p>0,3720423514</text:p>
          </table:table-cell>
          <table:table-cell office:value-type="string" calcext:value-type="string">
            <text:p>(1, 9)</text:p>
          </table:table-cell>
          <table:table-cell office:value-type="float" office:value="0.258342613226" calcext:value-type="float">
            <text:p>0,2583426132</text:p>
          </table:table-cell>
          <table:table-cell office:value-type="string" calcext:value-type="string">
            <text:p>(2, 10)</text:p>
          </table:table-cell>
          <table:table-cell office:value-type="float" office:value="0.333861433204" calcext:value-type="float">
            <text:p>0,3338614332</text:p>
          </table:table-cell>
          <table:table-cell office:value-type="string" calcext:value-type="string">
            <text:p>(1, 8)</text:p>
          </table:table-cell>
          <table:table-cell office:value-type="float" office:value="0.27943864669" calcext:value-type="float">
            <text:p>0,2794386467</text:p>
          </table:table-cell>
          <table:table-cell office:value-type="string" calcext:value-type="string">
            <text:p>(2, 8)</text:p>
          </table:table-cell>
          <table:table-cell office:value-type="float" office:value="0.372042351434" calcext:value-type="float">
            <text:p>0,3720423514</text:p>
          </table:table-cell>
          <table:table-cell office:value-type="string" calcext:value-type="string">
            <text:p>H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(19, 3, 7)</text:p>
          </table:table-cell>
          <table:table-cell office:value-type="float" office:value="0.180537477007" calcext:value-type="float">
            <text:p>0,180537477</text:p>
          </table:table-cell>
          <table:table-cell office:value-type="string" calcext:value-type="string">
            <text:p>(1, 9)</text:p>
          </table:table-cell>
          <table:table-cell office:value-type="float" office:value="0.265541295069" calcext:value-type="float">
            <text:p>0,2655412951</text:p>
          </table:table-cell>
          <table:table-cell office:value-type="string" calcext:value-type="string">
            <text:p>(2, 9)</text:p>
          </table:table-cell>
          <table:table-cell office:value-type="float" office:value="0.349298435078716" calcext:value-type="float">
            <text:p>0,3492984351</text:p>
          </table:table-cell>
          <table:table-cell office:value-type="string" calcext:value-type="string">
            <text:p>[(1, 9), (2, 9)]</text:p>
          </table:table-cell>
          <table:table-cell office:value-type="float" office:value="0.349298435079" calcext:value-type="float">
            <text:p>0,3492984351</text:p>
          </table:table-cell>
          <table:table-cell office:value-type="string" calcext:value-type="string">
            <text:p>(1, 10)</text:p>
          </table:table-cell>
          <table:table-cell office:value-type="float" office:value="0.247672036265" calcext:value-type="float">
            <text:p>0,2476720363</text:p>
          </table:table-cell>
          <table:table-cell office:value-type="string" calcext:value-type="string">
            <text:p>(2, 11)</text:p>
          </table:table-cell>
          <table:table-cell office:value-type="float" office:value="0.319340184596" calcext:value-type="float">
            <text:p>0,3193401846</text:p>
          </table:table-cell>
          <table:table-cell office:value-type="string" calcext:value-type="string">
            <text:p>(1, 9)</text:p>
          </table:table-cell>
          <table:table-cell office:value-type="float" office:value="0.265541295069" calcext:value-type="float">
            <text:p>0,2655412951</text:p>
          </table:table-cell>
          <table:table-cell office:value-type="string" calcext:value-type="string">
            <text:p>(2, 9)</text:p>
          </table:table-cell>
          <table:table-cell office:value-type="float" office:value="0.349298435079" calcext:value-type="float">
            <text:p>0,3492984351</text:p>
          </table:table-cell>
          <table:table-cell office:value-type="string" calcext:value-type="string">
            <text:p>H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(19, 3, 8)</text:p>
          </table:table-cell>
          <table:table-cell office:value-type="float" office:value="0.17705174438" calcext:value-type="float">
            <text:p>0,1770517444</text:p>
          </table:table-cell>
          <table:table-cell office:value-type="string" calcext:value-type="string">
            <text:p>(1, 10)</text:p>
          </table:table-cell>
          <table:table-cell office:value-type="float" office:value="0.257886159414" calcext:value-type="float">
            <text:p>0,2578861594</text:p>
          </table:table-cell>
          <table:table-cell office:value-type="string" calcext:value-type="string">
            <text:p>(2, 10)</text:p>
          </table:table-cell>
          <table:table-cell office:value-type="float" office:value="0.335762256044809" calcext:value-type="float">
            <text:p>0,335762256</text:p>
          </table:table-cell>
          <table:table-cell office:value-type="string" calcext:value-type="string">
            <text:p>[(1, 10), (2, 10)]</text:p>
          </table:table-cell>
          <table:table-cell office:value-type="float" office:value="0.335762256045" calcext:value-type="float">
            <text:p>0,335762256</text:p>
          </table:table-cell>
          <table:table-cell office:value-type="string" calcext:value-type="string">
            <text:p>(1, 11)</text:p>
          </table:table-cell>
          <table:table-cell office:value-type="float" office:value="0.242677138511" calcext:value-type="float">
            <text:p>0,2426771385</text:p>
          </table:table-cell>
          <table:table-cell office:value-type="string" calcext:value-type="string">
            <text:p>(2, 12)</text:p>
          </table:table-cell>
          <table:table-cell office:value-type="float" office:value="0.312575949432" calcext:value-type="float">
            <text:p>0,3125759494</text:p>
          </table:table-cell>
          <table:table-cell office:value-type="string" calcext:value-type="string">
            <text:p>(1, 10)</text:p>
          </table:table-cell>
          <table:table-cell office:value-type="float" office:value="0.257886159414" calcext:value-type="float">
            <text:p>0,2578861594</text:p>
          </table:table-cell>
          <table:table-cell office:value-type="string" calcext:value-type="string">
            <text:p>(2, 10)</text:p>
          </table:table-cell>
          <table:table-cell office:value-type="float" office:value="0.335762256045" calcext:value-type="float">
            <text:p>0,335762256</text:p>
          </table:table-cell>
          <table:table-cell office:value-type="string" calcext:value-type="string">
            <text:p>H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T(20, 3, 1)</text:p>
          </table:table-cell>
          <table:table-cell office:value-type="float" office:value="0.4062823061" calcext:value-type="float">
            <text:p>0,4062823061</text:p>
          </table:table-cell>
          <table:table-cell office:value-type="string" calcext:value-type="string">
            <text:p>(1, 3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1, 4)</text:p>
          </table:table-cell>
          <table:table-cell office:value-type="float" office:value="0.999999999999998" calcext:value-type="float">
            <text:p>1</text:p>
          </table:table-cell>
          <table:table-cell office:value-type="string" calcext:value-type="string">
            <text:p>[(1, 3), (1, 4)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1, 4)</text:p>
          </table:table-cell>
          <table:table-cell office:value-type="float" office:value="0.624806337375" calcext:value-type="float">
            <text:p>0,6248063374</text:p>
          </table:table-cell>
          <table:table-cell office:value-type="string" calcext:value-type="string">
            <text:p>(1, 5)</text:p>
          </table:table-cell>
          <table:table-cell office:value-type="float" office:value="0.743390781037" calcext:value-type="float">
            <text:p>0,743390781</text:p>
          </table:table-cell>
          <table:table-cell office:value-type="string" calcext:value-type="string">
            <text:p>(1, 3)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Grafo nao suportado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(20, 3, 2)</text:p>
          </table:table-cell>
          <table:table-cell office:value-type="float" office:value="0.300882577576" calcext:value-type="float">
            <text:p>0,3008825776</text:p>
          </table:table-cell>
          <table:table-cell office:value-type="string" calcext:value-type="string">
            <text:p>(1, 4)</text:p>
          </table:table-cell>
          <table:table-cell office:value-type="float" office:value="0.502677913947" calcext:value-type="float">
            <text:p>0,5026779139</text:p>
          </table:table-cell>
          <table:table-cell office:value-type="string" calcext:value-type="string">
            <text:p>(2, 4)</text:p>
          </table:table-cell>
          <table:table-cell office:value-type="float" office:value="0.999999999999998" calcext:value-type="float">
            <text:p>1</text:p>
          </table:table-cell>
          <table:table-cell office:value-type="string" calcext:value-type="string">
            <text:p>[(1, 4), (2, 4)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1, 5)</text:p>
          </table:table-cell>
          <table:table-cell office:value-type="float" office:value="0.430871753374" calcext:value-type="float">
            <text:p>0,4308717534</text:p>
          </table:table-cell>
          <table:table-cell office:value-type="string" calcext:value-type="string">
            <text:p>(2, 6)</text:p>
          </table:table-cell>
          <table:table-cell office:value-type="float" office:value="0.59002492347" calcext:value-type="float">
            <text:p>0,5900249235</text:p>
          </table:table-cell>
          <table:table-cell office:value-type="string" calcext:value-type="string">
            <text:p>(1, 4)</text:p>
          </table:table-cell>
          <table:table-cell office:value-type="float" office:value="0.502677913947" calcext:value-type="float">
            <text:p>0,5026779139</text:p>
          </table:table-cell>
          <table:table-cell office:value-type="string" calcext:value-type="string">
            <text:p>(2, 4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(20, 3, 3)</text:p>
          </table:table-cell>
          <table:table-cell office:value-type="float" office:value="0.248130663514" calcext:value-type="float">
            <text:p>0,2481306635</text:p>
          </table:table-cell>
          <table:table-cell office:value-type="string" calcext:value-type="string">
            <text:p>(1, 5)</text:p>
          </table:table-cell>
          <table:table-cell office:value-type="float" office:value="0.391940808007" calcext:value-type="float">
            <text:p>0,391940808</text:p>
          </table:table-cell>
          <table:table-cell office:value-type="string" calcext:value-type="string">
            <text:p>(2, 5)</text:p>
          </table:table-cell>
          <table:table-cell office:value-type="float" office:value="0.571293793583946" calcext:value-type="float">
            <text:p>0,5712937936</text:p>
          </table:table-cell>
          <table:table-cell office:value-type="string" calcext:value-type="string">
            <text:p>[(1, 5), (2, 5)]</text:p>
          </table:table-cell>
          <table:table-cell office:value-type="float" office:value="0.571293793584" calcext:value-type="float">
            <text:p>0,5712937936</text:p>
          </table:table-cell>
          <table:table-cell office:value-type="string" calcext:value-type="string">
            <text:p>(1, 6)</text:p>
          </table:table-cell>
          <table:table-cell office:value-type="float" office:value="0.347611671793" calcext:value-type="float">
            <text:p>0,3476116718</text:p>
          </table:table-cell>
          <table:table-cell office:value-type="string" calcext:value-type="string">
            <text:p>(2, 7)</text:p>
          </table:table-cell>
          <table:table-cell office:value-type="float" office:value="0.460346286311" calcext:value-type="float">
            <text:p>0,4603462863</text:p>
          </table:table-cell>
          <table:table-cell office:value-type="string" calcext:value-type="string">
            <text:p>(1, 5)</text:p>
          </table:table-cell>
          <table:table-cell office:value-type="float" office:value="0.391940808007" calcext:value-type="float">
            <text:p>0,391940808</text:p>
          </table:table-cell>
          <table:table-cell office:value-type="string" calcext:value-type="string">
            <text:p>(2, 5)</text:p>
          </table:table-cell>
          <table:table-cell office:value-type="float" office:value="0.571293793584" calcext:value-type="float">
            <text:p>0,5712937936</text:p>
          </table:table-cell>
          <table:table-cell office:value-type="string" calcext:value-type="string">
            <text:p>H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(20, 3, 4)</text:p>
          </table:table-cell>
          <table:table-cell office:value-type="float" office:value="0.216734468087" calcext:value-type="float">
            <text:p>0,2167344681</text:p>
          </table:table-cell>
          <table:table-cell office:value-type="string" calcext:value-type="string">
            <text:p>(1, 6)</text:p>
          </table:table-cell>
          <table:table-cell office:value-type="float" office:value="0.333151611548" calcext:value-type="float">
            <text:p>0,3331516115</text:p>
          </table:table-cell>
          <table:table-cell office:value-type="string" calcext:value-type="string">
            <text:p>(2, 6)</text:p>
          </table:table-cell>
          <table:table-cell office:value-type="float" office:value="0.463011835607706" calcext:value-type="float">
            <text:p>0,4630118356</text:p>
          </table:table-cell>
          <table:table-cell office:value-type="string" calcext:value-type="string">
            <text:p>[(1, 6), (2, 6)]</text:p>
          </table:table-cell>
          <table:table-cell office:value-type="float" office:value="0.463011835608" calcext:value-type="float">
            <text:p>0,4630118356</text:p>
          </table:table-cell>
          <table:table-cell office:value-type="string" calcext:value-type="string">
            <text:p>(1, 7)</text:p>
          </table:table-cell>
          <table:table-cell office:value-type="float" office:value="0.300464882568" calcext:value-type="float">
            <text:p>0,3004648826</text:p>
          </table:table-cell>
          <table:table-cell office:value-type="string" calcext:value-type="string">
            <text:p>(2, 8)</text:p>
          </table:table-cell>
          <table:table-cell office:value-type="float" office:value="0.392428038066" calcext:value-type="float">
            <text:p>0,3924280381</text:p>
          </table:table-cell>
          <table:table-cell office:value-type="string" calcext:value-type="string">
            <text:p>(1, 6)</text:p>
          </table:table-cell>
          <table:table-cell office:value-type="float" office:value="0.333151611548" calcext:value-type="float">
            <text:p>0,3331516115</text:p>
          </table:table-cell>
          <table:table-cell office:value-type="string" calcext:value-type="string">
            <text:p>(2, 6)</text:p>
          </table:table-cell>
          <table:table-cell office:value-type="float" office:value="0.463011835608" calcext:value-type="float">
            <text:p>0,4630118356</text:p>
          </table:table-cell>
          <table:table-cell office:value-type="string" calcext:value-type="string">
            <text:p>H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(20, 3, 5)</text:p>
          </table:table-cell>
          <table:table-cell office:value-type="float" office:value="0.19663216978" calcext:value-type="float">
            <text:p>0,1966321698</text:p>
          </table:table-cell>
          <table:table-cell office:value-type="string" calcext:value-type="string">
            <text:p>(1, 7)</text:p>
          </table:table-cell>
          <table:table-cell office:value-type="float" office:value="0.297119837726" calcext:value-type="float">
            <text:p>0,2971198377</text:p>
          </table:table-cell>
          <table:table-cell office:value-type="string" calcext:value-type="string">
            <text:p>(2, 7)</text:p>
          </table:table-cell>
          <table:table-cell office:value-type="float" office:value="0.403168139490942" calcext:value-type="float">
            <text:p>0,4031681395</text:p>
          </table:table-cell>
          <table:table-cell office:value-type="string" calcext:value-type="string">
            <text:p>[(1, 7), (2, 7)]</text:p>
          </table:table-cell>
          <table:table-cell office:value-type="float" office:value="0.403168139491" calcext:value-type="float">
            <text:p>0,4031681395</text:p>
          </table:table-cell>
          <table:table-cell office:value-type="string" calcext:value-type="string">
            <text:p>(1, 8)</text:p>
          </table:table-cell>
          <table:table-cell office:value-type="float" office:value="0.270998742313" calcext:value-type="float">
            <text:p>0,2709987423</text:p>
          </table:table-cell>
          <table:table-cell office:value-type="string" calcext:value-type="string">
            <text:p>(2, 9)</text:p>
          </table:table-cell>
          <table:table-cell office:value-type="float" office:value="0.351358976488" calcext:value-type="float">
            <text:p>0,3513589765</text:p>
          </table:table-cell>
          <table:table-cell office:value-type="string" calcext:value-type="string">
            <text:p>(1, 7)</text:p>
          </table:table-cell>
          <table:table-cell office:value-type="float" office:value="0.297119837726" calcext:value-type="float">
            <text:p>0,2971198377</text:p>
          </table:table-cell>
          <table:table-cell office:value-type="string" calcext:value-type="string">
            <text:p>(2, 7)</text:p>
          </table:table-cell>
          <table:table-cell office:value-type="float" office:value="0.403168139491" calcext:value-type="float">
            <text:p>0,4031681395</text:p>
          </table:table-cell>
          <table:table-cell office:value-type="string" calcext:value-type="string">
            <text:p>H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(20, 3, 6)</text:p>
          </table:table-cell>
          <table:table-cell office:value-type="float" office:value="0.183491532118" calcext:value-type="float">
            <text:p>0,1834915321</text:p>
          </table:table-cell>
          <table:table-cell office:value-type="string" calcext:value-type="string">
            <text:p>(1, 8)</text:p>
          </table:table-cell>
          <table:table-cell office:value-type="float" office:value="0.273813948712" calcext:value-type="float">
            <text:p>0,2738139487</text:p>
          </table:table-cell>
          <table:table-cell office:value-type="string" calcext:value-type="string">
            <text:p>(2, 8)</text:p>
          </table:table-cell>
          <table:table-cell office:value-type="float" office:value="0.365834680055529" calcext:value-type="float">
            <text:p>0,3658346801</text:p>
          </table:table-cell>
          <table:table-cell office:value-type="string" calcext:value-type="string">
            <text:p>[(1, 8), (2, 8)]</text:p>
          </table:table-cell>
          <table:table-cell office:value-type="float" office:value="0.365834680056" calcext:value-type="float">
            <text:p>0,3658346801</text:p>
          </table:table-cell>
          <table:table-cell office:value-type="string" calcext:value-type="string">
            <text:p>(1, 9)</text:p>
          </table:table-cell>
          <table:table-cell office:value-type="float" office:value="0.251997000028" calcext:value-type="float">
            <text:p>0,251997</text:p>
          </table:table-cell>
          <table:table-cell office:value-type="string" calcext:value-type="string">
            <text:p>(2, 10)</text:p>
          </table:table-cell>
          <table:table-cell office:value-type="float" office:value="0.32533346798" calcext:value-type="float">
            <text:p>0,325333468</text:p>
          </table:table-cell>
          <table:table-cell office:value-type="string" calcext:value-type="string">
            <text:p>(1, 8)</text:p>
          </table:table-cell>
          <table:table-cell office:value-type="float" office:value="0.273813948712" calcext:value-type="float">
            <text:p>0,2738139487</text:p>
          </table:table-cell>
          <table:table-cell office:value-type="string" calcext:value-type="string">
            <text:p>(2, 8)</text:p>
          </table:table-cell>
          <table:table-cell office:value-type="float" office:value="0.365834680056" calcext:value-type="float">
            <text:p>0,3658346801</text:p>
          </table:table-cell>
          <table:table-cell office:value-type="string" calcext:value-type="string">
            <text:p>H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(20, 3, 7)</text:p>
          </table:table-cell>
          <table:table-cell office:value-type="float" office:value="0.175166599408" calcext:value-type="float">
            <text:p>0,1751665994</text:p>
          </table:table-cell>
          <table:table-cell office:value-type="string" calcext:value-type="string">
            <text:p>(1, 9)</text:p>
          </table:table-cell>
          <table:table-cell office:value-type="float" office:value="0.258738236422" calcext:value-type="float">
            <text:p>0,2587382364</text:p>
          </table:table-cell>
          <table:table-cell office:value-type="string" calcext:value-type="string">
            <text:p>(2, 9)</text:p>
          </table:table-cell>
          <table:table-cell office:value-type="float" office:value="0.34170089766468" calcext:value-type="float">
            <text:p>0,3417008977</text:p>
          </table:table-cell>
          <table:table-cell office:value-type="string" calcext:value-type="string">
            <text:p>[(1, 9), (2, 9)]</text:p>
          </table:table-cell>
          <table:table-cell office:value-type="float" office:value="0.341700897665" calcext:value-type="float">
            <text:p>0,3417008977</text:p>
          </table:table-cell>
          <table:table-cell office:value-type="string" calcext:value-type="string">
            <text:p>(1, 10)</text:p>
          </table:table-cell>
          <table:table-cell office:value-type="float" office:value="0.24005521" calcext:value-type="float">
            <text:p>0,24005521</text:p>
          </table:table-cell>
          <table:table-cell office:value-type="string" calcext:value-type="string">
            <text:p>(2, 11)</text:p>
          </table:table-cell>
          <table:table-cell office:value-type="float" office:value="0.309140172185" calcext:value-type="float">
            <text:p>0,3091401722</text:p>
          </table:table-cell>
          <table:table-cell office:value-type="string" calcext:value-type="string">
            <text:p>(1, 9)</text:p>
          </table:table-cell>
          <table:table-cell office:value-type="float" office:value="0.258738236422" calcext:value-type="float">
            <text:p>0,2587382364</text:p>
          </table:table-cell>
          <table:table-cell office:value-type="string" calcext:value-type="string">
            <text:p>(2, 9)</text:p>
          </table:table-cell>
          <table:table-cell office:value-type="float" office:value="0.341700897665" calcext:value-type="float">
            <text:p>0,3417008977</text:p>
          </table:table-cell>
          <table:table-cell office:value-type="string" calcext:value-type="string">
            <text:p>H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(20, 3, 8)</text:p>
          </table:table-cell>
          <table:table-cell office:value-type="float" office:value="0.170535999847" calcext:value-type="float">
            <text:p>0,1705359998</text:p>
          </table:table-cell>
          <table:table-cell office:value-type="string" calcext:value-type="string">
            <text:p>(1, 10)</text:p>
          </table:table-cell>
          <table:table-cell office:value-type="float" office:value="0.249627386189" calcext:value-type="float">
            <text:p>0,2496273862</text:p>
          </table:table-cell>
          <table:table-cell office:value-type="string" calcext:value-type="string">
            <text:p>(2, 10)</text:p>
          </table:table-cell>
          <table:table-cell office:value-type="float" office:value="0.326490690782335" calcext:value-type="float">
            <text:p>0,3264906908</text:p>
          </table:table-cell>
          <table:table-cell office:value-type="string" calcext:value-type="string">
            <text:p>[(1, 10), (2, 10)]</text:p>
          </table:table-cell>
          <table:table-cell office:value-type="float" office:value="0.326490690782" calcext:value-type="float">
            <text:p>0,3264906908</text:p>
          </table:table-cell>
          <table:table-cell office:value-type="string" calcext:value-type="string">
            <text:p>(1, 11)</text:p>
          </table:table-cell>
          <table:table-cell office:value-type="float" office:value="0.233443191464" calcext:value-type="float">
            <text:p>0,2334431915</text:p>
          </table:table-cell>
          <table:table-cell office:value-type="string" calcext:value-type="string">
            <text:p>(2, 12)</text:p>
          </table:table-cell>
          <table:table-cell office:value-type="float" office:value="0.300224231984" calcext:value-type="float">
            <text:p>0,300224232</text:p>
          </table:table-cell>
          <table:table-cell office:value-type="string" calcext:value-type="string">
            <text:p>(1, 10)</text:p>
          </table:table-cell>
          <table:table-cell office:value-type="float" office:value="0.249627386189" calcext:value-type="float">
            <text:p>0,2496273862</text:p>
          </table:table-cell>
          <table:table-cell office:value-type="string" calcext:value-type="string">
            <text:p>(2, 10)</text:p>
          </table:table-cell>
          <table:table-cell office:value-type="float" office:value="0.326490690782" calcext:value-type="float">
            <text:p>0,3264906908</text:p>
          </table:table-cell>
          <table:table-cell office:value-type="string" calcext:value-type="string">
            <text:p>H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T(20, 3, 9)</text:p>
          </table:table-cell>
          <table:table-cell office:value-type="float" office:value="0.169048105155" calcext:value-type="float">
            <text:p>0,1690481052</text:p>
          </table:table-cell>
          <table:table-cell office:value-type="string" calcext:value-type="string">
            <text:p>(1, 11)</text:p>
          </table:table-cell>
          <table:table-cell office:value-type="float" office:value="0.245321211922" calcext:value-type="float">
            <text:p>0,2453212119</text:p>
          </table:table-cell>
          <table:table-cell office:value-type="string" calcext:value-type="string">
            <text:p>(2, 11)</text:p>
          </table:table-cell>
          <table:table-cell office:value-type="float" office:value="0.318050812240781" calcext:value-type="float">
            <text:p>0,3180508122</text:p>
          </table:table-cell>
          <table:table-cell office:value-type="string" calcext:value-type="string">
            <text:p>[(1, 11), (2, 11)]</text:p>
          </table:table-cell>
          <table:table-cell office:value-type="float" office:value="0.318050812241" calcext:value-type="float">
            <text:p>0,3180508122</text:p>
          </table:table-cell>
          <table:table-cell office:value-type="string" calcext:value-type="string">
            <text:p>(1, 12)</text:p>
          </table:table-cell>
          <table:table-cell office:value-type="float" office:value="0.231323089197" calcext:value-type="float">
            <text:p>0,2313230892</text:p>
          </table:table-cell>
          <table:table-cell office:value-type="string" calcext:value-type="string">
            <text:p>(2, 13)</text:p>
          </table:table-cell>
          <table:table-cell office:value-type="float" office:value="0.297372646063" calcext:value-type="float">
            <text:p>0,2973726461</text:p>
          </table:table-cell>
          <table:table-cell office:value-type="string" calcext:value-type="string">
            <text:p>(1, 11)</text:p>
          </table:table-cell>
          <table:table-cell office:value-type="float" office:value="0.245321211922" calcext:value-type="float">
            <text:p>0,2453212119</text:p>
          </table:table-cell>
          <table:table-cell office:value-type="string" calcext:value-type="string">
            <text:p>(2, 11)</text:p>
          </table:table-cell>
          <table:table-cell office:value-type="float" office:value="0.318050812241" calcext:value-type="float">
            <text:p>0,3180508122</text:p>
          </table:table-cell>
          <table:table-cell office:value-type="string" calcext:value-type="string">
            <text:p>H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3">00/00/0000</text:date>, <text:time style:data-style-name="N2" text:time-value="01:11:24.335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23T01:33:48.020000000</dc:date>
    <meta:editing-duration>PT16M45S</meta:editing-duration>
    <meta:editing-cycles>5</meta:editing-cycles>
    <meta:generator>LibreOffice/4.3.7.2$Windows_x86 LibreOffice_project/8a35821d8636a03b8bf4e15b48f59794652c68ba</meta:generator>
    <meta:document-statistic meta:table-count="1" meta:cell-count="1722" meta:object-count="0"/>
  </office:meta>
</office:document-meta>
</file>